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break-before="page"/>
      <style:text-properties fo:font-size="16pt" fo:font-weight="bold" officeooo:rsid="000f1108" officeooo:paragraph-rsid="000f1108" style:font-size-asian="14pt" style:font-weight-asian="bold" style:font-size-complex="16pt" style:font-weight-complex="bold"/>
    </style:style>
    <style:style style:name="P2" style:family="paragraph" style:parent-style-name="Text_20_body">
      <style:paragraph-properties fo:break-before="page"/>
      <style:text-properties fo:font-size="16pt" fo:font-style="normal" fo:font-weight="bold" officeooo:rsid="001727d7" officeooo:paragraph-rsid="001727d7" style:font-size-asian="14pt" style:font-style-asian="normal" style:font-weight-asian="bold" style:font-size-complex="16pt" style:font-style-complex="normal" style:font-weight-complex="bold"/>
    </style:style>
    <style:style style:name="P3" style:family="paragraph" style:parent-style-name="Text_20_body">
      <style:paragraph-properties fo:break-before="page"/>
      <style:text-properties style:text-position="0% 100%" fo:font-size="16pt" fo:font-weight="bold" officeooo:rsid="001bac4a" officeooo:paragraph-rsid="001bac4a" style:font-size-asian="14pt" style:font-weight-asian="bold" style:font-size-complex="16pt" style:font-weight-complex="bold"/>
    </style:style>
    <style:style style:name="P4" style:family="paragraph" style:parent-style-name="Standard">
      <style:paragraph-properties fo:break-before="page"/>
      <style:text-properties fo:font-size="16pt" fo:font-weight="bold" officeooo:rsid="000c8d49" officeooo:paragraph-rsid="003765fe" style:font-size-asian="16pt" style:font-weight-asian="bold" style:font-size-complex="16pt" style:font-weight-complex="bold"/>
    </style:style>
    <style:style style:name="P5" style:family="paragraph" style:parent-style-name="Text_20_body">
      <style:text-properties fo:font-weight="normal" officeooo:rsid="000f1108" officeooo:paragraph-rsid="000f1108" style:font-weight-asian="normal" style:font-weight-complex="normal"/>
    </style:style>
    <style:style style:name="P6" style:family="paragraph" style:parent-style-name="Text_20_body">
      <style:text-properties fo:font-style="normal" fo:font-weight="normal" officeooo:rsid="00170c43" officeooo:paragraph-rsid="00170c43" style:font-style-asian="normal" style:font-weight-asian="normal" style:font-style-complex="normal" style:font-weight-complex="normal"/>
    </style:style>
    <style:style style:name="P7" style:family="paragraph" style:parent-style-name="Text_20_body">
      <style:text-properties style:text-position="0% 100%" fo:font-weight="normal" officeooo:rsid="001727d7" officeooo:paragraph-rsid="001727d7" style:font-weight-asian="normal" style:font-weight-complex="normal"/>
    </style:style>
    <style:style style:name="P8" style:family="paragraph" style:parent-style-name="Text_20_body">
      <style:text-properties fo:font-style="italic" fo:font-weight="normal" officeooo:rsid="00170c43" officeooo:paragraph-rsid="00170c43" style:font-style-asian="italic" style:font-weight-asian="normal" style:font-style-complex="italic" style:font-weight-complex="normal"/>
    </style:style>
    <style:style style:name="P9" style:family="paragraph" style:parent-style-name="Text_20_body">
      <style:text-properties style:font-name="Liberation Sans" fo:font-style="normal" officeooo:rsid="00295568" officeooo:paragraph-rsid="00295568" style:font-style-asian="normal" style:font-style-complex="normal"/>
    </style:style>
    <style:style style:name="P10" style:family="paragraph" style:parent-style-name="Text_20_body">
      <style:text-properties style:text-line-through-style="none" style:text-line-through-type="none" fo:font-style="normal" officeooo:rsid="00958fed" officeooo:paragraph-rsid="00958fed" style:font-style-asian="normal" style:font-style-complex="normal"/>
    </style:style>
    <style:style style:name="P11" style:family="paragraph" style:parent-style-name="Horizontal_20_Line">
      <style:text-properties style:text-line-through-style="none" style:text-line-through-type="none" fo:font-style="italic" officeooo:rsid="006e5308" style:font-style-asian="italic" style:font-style-complex="italic"/>
    </style:style>
    <style:style style:name="P12" style:family="paragraph" style:parent-style-name="Standard">
      <style:text-properties fo:font-size="16pt" fo:font-weight="bold" officeooo:rsid="00521ead" officeooo:paragraph-rsid="0081ba5f" style:font-size-asian="16pt" style:font-weight-asian="bold" style:font-size-complex="16pt" style:font-weight-complex="bold"/>
    </style:style>
    <style:style style:name="P13" style:family="paragraph" style:parent-style-name="Text_20_body" style:list-style-name="L1">
      <style:text-properties style:text-line-through-style="none" style:text-line-through-type="none" fo:font-style="normal" officeooo:rsid="00958fed" officeooo:paragraph-rsid="00ac1ac6" style:font-style-asian="normal" style:font-style-complex="normal"/>
    </style:style>
    <style:style style:name="P14" style:family="paragraph" style:parent-style-name="Text_20_body" style:list-style-name="L6">
      <style:text-properties style:text-line-through-style="none" style:text-line-through-type="none" fo:font-style="normal" officeooo:rsid="00958fed" officeooo:paragraph-rsid="00a9bf87" style:font-style-asian="normal" style:font-style-complex="normal"/>
    </style:style>
    <style:style style:name="P15" style:family="paragraph" style:parent-style-name="Text_20_body" style:list-style-name="L2">
      <style:text-properties style:text-line-through-style="none" style:text-line-through-type="none" fo:font-style="normal" officeooo:rsid="00ac1ac6" officeooo:paragraph-rsid="00ac1ac6" style:font-style-asian="normal" style:font-style-complex="normal"/>
    </style:style>
    <style:style style:name="P16" style:family="paragraph" style:parent-style-name="Text_20_body" style:list-style-name="L1">
      <style:text-properties style:text-line-through-style="none" style:text-line-through-type="none" fo:font-style="normal" officeooo:rsid="00ac1ac6" officeooo:paragraph-rsid="00ac1ac6" style:font-style-asian="normal" style:font-style-complex="normal"/>
    </style:style>
    <style:style style:name="P17" style:family="paragraph" style:parent-style-name="Text_20_body" style:list-style-name="L1">
      <style:text-properties style:text-line-through-style="none" style:text-line-through-type="none" fo:font-style="normal" officeooo:rsid="00ac1ac6" officeooo:paragraph-rsid="00af863c" style:font-style-asian="normal" style:font-style-complex="normal"/>
    </style:style>
    <style:style style:name="P18" style:family="paragraph" style:parent-style-name="Text_20_body" style:list-style-name="L3">
      <style:text-properties style:text-line-through-style="none" style:text-line-through-type="none" fo:font-style="normal" officeooo:rsid="00ac1ac6" officeooo:paragraph-rsid="00ac1ac6" style:font-style-asian="normal" style:font-style-complex="normal"/>
    </style:style>
    <style:style style:name="P19" style:family="paragraph" style:parent-style-name="Text_20_body" style:list-style-name="L3">
      <style:text-properties style:text-line-through-style="none" style:text-line-through-type="none" fo:font-style="normal" officeooo:rsid="00b05659" officeooo:paragraph-rsid="00b05659" style:font-style-asian="normal" style:font-style-complex="normal"/>
    </style:style>
    <style:style style:name="P20" style:family="paragraph" style:parent-style-name="Text_20_body" style:list-style-name="L3">
      <style:text-properties style:text-line-through-style="none" style:text-line-through-type="none" fo:font-style="normal" officeooo:rsid="00b12ac6" officeooo:paragraph-rsid="00b12ac6" style:font-style-asian="normal" style:font-style-complex="normal"/>
    </style:style>
    <style:style style:name="P21" style:family="paragraph" style:parent-style-name="Text_20_body" style:list-style-name="L3">
      <style:text-properties style:text-line-through-style="none" style:text-line-through-type="none" fo:font-style="normal" officeooo:rsid="00b0e512" officeooo:paragraph-rsid="00b0e512" style:font-style-asian="normal" style:font-style-complex="normal"/>
    </style:style>
    <style:style style:name="P22" style:family="paragraph" style:parent-style-name="Text_20_body" style:list-style-name="L1">
      <style:text-properties style:text-line-through-style="none" style:text-line-through-type="none" fo:font-style="normal" officeooo:rsid="00ac904d" officeooo:paragraph-rsid="00ae0f08" style:font-style-asian="normal" style:font-style-complex="normal"/>
    </style:style>
    <style:style style:name="P23" style:family="paragraph" style:parent-style-name="Text_20_body" style:list-style-name="L4">
      <style:text-properties style:text-line-through-style="none" style:text-line-through-type="none" fo:font-style="normal" officeooo:rsid="00af863c" officeooo:paragraph-rsid="00af863c" style:font-style-asian="normal" style:font-style-complex="normal"/>
    </style:style>
    <style:style style:name="P24" style:family="paragraph" style:parent-style-name="Text_20_body" style:list-style-name="L1">
      <style:text-properties style:text-line-through-style="none" style:text-line-through-type="none" fo:font-style="normal" officeooo:rsid="00af863c" officeooo:paragraph-rsid="00af863c" style:font-style-asian="normal" style:font-style-complex="normal"/>
    </style:style>
    <style:style style:name="P25" style:family="paragraph" style:parent-style-name="Text_20_body" style:list-style-name="L5">
      <style:text-properties style:text-line-through-style="none" style:text-line-through-type="none" fo:font-style="normal" officeooo:rsid="00af863c" officeooo:paragraph-rsid="00af863c" style:font-style-asian="normal" style:font-style-complex="normal"/>
    </style:style>
    <style:style style:name="P26" style:family="paragraph" style:parent-style-name="Text_20_body" style:list-style-name="L6">
      <style:text-properties style:text-line-through-style="none" style:text-line-through-type="none" fo:font-style="normal" officeooo:rsid="009a2a51" officeooo:paragraph-rsid="00a9bf87" style:font-style-asian="normal" style:font-style-complex="normal"/>
    </style:style>
    <style:style style:name="P27" style:family="paragraph" style:parent-style-name="Text_20_body" style:list-style-name="L6">
      <style:text-properties style:text-line-through-style="none" style:text-line-through-type="none" fo:font-style="normal" officeooo:rsid="00a17303" officeooo:paragraph-rsid="00a9bf87" style:font-style-asian="normal" style:font-style-complex="normal"/>
    </style:style>
    <style:style style:name="P28" style:family="paragraph" style:parent-style-name="Text_20_body" style:list-style-name="L10">
      <style:text-properties style:text-line-through-style="none" style:text-line-through-type="none" fo:font-style="normal" fo:font-weight="bold" officeooo:rsid="007a5bd6" officeooo:paragraph-rsid="007a5bd6" style:font-style-asian="normal" style:font-weight-asian="bold" style:font-style-complex="normal" style:font-weight-complex="bold"/>
    </style:style>
    <style:style style:name="P29" style:family="paragraph" style:parent-style-name="Text_20_body" style:list-style-name="L10">
      <style:text-properties style:text-line-through-style="none" style:text-line-through-type="none" fo:font-style="normal" fo:font-weight="bold" officeooo:rsid="007dbac2" officeooo:paragraph-rsid="007dbac2" style:font-style-asian="normal" style:font-weight-asian="bold" style:font-style-complex="normal" style:font-weight-complex="bold"/>
    </style:style>
    <style:style style:name="P30" style:family="paragraph" style:parent-style-name="Text_20_body" style:list-style-name="L10">
      <style:text-properties style:text-line-through-style="none" style:text-line-through-type="none" fo:font-style="normal" fo:font-weight="bold" officeooo:rsid="0081ba5f" officeooo:paragraph-rsid="0081ba5f" style:font-style-asian="normal" style:font-weight-asian="bold" style:font-style-complex="normal" style:font-weight-complex="bold"/>
    </style:style>
    <style:style style:name="P31" style:family="paragraph" style:parent-style-name="Text_20_body" style:list-style-name="L10">
      <style:text-properties style:text-line-through-style="none" style:text-line-through-type="none" fo:font-style="normal" fo:font-weight="bold" officeooo:rsid="00866f91" officeooo:paragraph-rsid="00866f91" style:font-style-asian="normal" style:font-weight-asian="bold" style:font-style-complex="normal" style:font-weight-complex="bold"/>
    </style:style>
    <style:style style:name="P32" style:family="paragraph" style:parent-style-name="Text_20_body" style:list-style-name="L10">
      <style:text-properties style:text-line-through-style="none" style:text-line-through-type="none" fo:font-style="normal" fo:font-weight="bold" officeooo:rsid="00877307" officeooo:paragraph-rsid="00877307" style:font-style-asian="normal" style:font-weight-asian="bold" style:font-style-complex="normal" style:font-weight-complex="bold"/>
    </style:style>
    <style:style style:name="P33" style:family="paragraph" style:parent-style-name="Text_20_body" style:list-style-name="L10">
      <style:text-properties style:text-line-through-style="none" style:text-line-through-type="none" fo:font-style="normal" fo:font-weight="bold" officeooo:rsid="008ab81d" officeooo:paragraph-rsid="008ab81d" style:font-style-asian="normal" style:font-weight-asian="bold" style:font-style-complex="normal" style:font-weight-complex="bold"/>
    </style:style>
    <style:style style:name="P34" style:family="paragraph" style:parent-style-name="Text_20_body" style:list-style-name="L10">
      <style:text-properties style:text-line-through-style="none" style:text-line-through-type="none" fo:font-style="normal" fo:font-weight="bold" officeooo:rsid="008ae65d" officeooo:paragraph-rsid="008ae65d" style:font-style-asian="normal" style:font-weight-asian="bold" style:font-style-complex="normal" style:font-weight-complex="bold"/>
    </style:style>
    <style:style style:name="P35" style:family="paragraph" style:parent-style-name="Text_20_body" style:list-style-name="L10">
      <style:text-properties style:text-line-through-style="none" style:text-line-through-type="none" fo:font-style="normal" fo:font-weight="bold" officeooo:rsid="0090521a" officeooo:paragraph-rsid="0090521a" style:font-style-asian="normal" style:font-weight-asian="bold" style:font-style-complex="normal" style:font-weight-complex="bold"/>
    </style:style>
    <style:style style:name="P36" style:family="paragraph" style:parent-style-name="Text_20_body" style:list-style-name="L10">
      <style:text-properties style:text-line-through-style="none" style:text-line-through-type="none" fo:font-style="normal" fo:font-weight="bold" officeooo:rsid="0092f2ab" officeooo:paragraph-rsid="0092f2ab" style:font-style-asian="normal" style:font-weight-asian="bold" style:font-style-complex="normal" style:font-weight-complex="bold"/>
    </style:style>
    <style:style style:name="P37" style:family="paragraph" style:parent-style-name="Text_20_body" style:list-style-name="L10">
      <style:text-properties style:text-line-through-style="none" style:text-line-through-type="none" fo:font-style="normal" fo:font-weight="bold" officeooo:rsid="009928e3" officeooo:paragraph-rsid="009928e3" style:font-style-asian="normal" style:font-weight-asian="bold" style:font-style-complex="normal" style:font-weight-complex="bold"/>
    </style:style>
    <style:style style:name="P38" style:family="paragraph" style:parent-style-name="Text_20_body" style:list-style-name="L10">
      <style:text-properties style:text-line-through-style="none" style:text-line-through-type="none" fo:font-style="normal" fo:font-weight="bold" officeooo:rsid="009a842f" officeooo:paragraph-rsid="009a842f" style:font-style-asian="normal" style:font-weight-asian="bold" style:font-style-complex="normal" style:font-weight-complex="bold"/>
    </style:style>
    <style:style style:name="P39" style:family="paragraph" style:parent-style-name="Text_20_body" style:list-style-name="L10">
      <style:text-properties style:text-line-through-style="none" style:text-line-through-type="none" fo:font-style="normal" fo:font-weight="bold" officeooo:rsid="009d703f" officeooo:paragraph-rsid="009d703f" style:font-style-asian="normal" style:font-weight-asian="bold" style:font-style-complex="normal" style:font-weight-complex="bold"/>
    </style:style>
    <style:style style:name="P40" style:family="paragraph" style:parent-style-name="Text_20_body" style:list-style-name="L10">
      <style:text-properties style:text-line-through-style="none" style:text-line-through-type="none" fo:font-style="normal" fo:font-weight="bold" officeooo:rsid="009e09d1" officeooo:paragraph-rsid="009e09d1" style:font-style-asian="normal" style:font-weight-asian="bold" style:font-style-complex="normal" style:font-weight-complex="bold"/>
    </style:style>
    <style:style style:name="P41" style:family="paragraph" style:parent-style-name="Text_20_body" style:list-style-name="L10">
      <style:text-properties style:text-line-through-style="none" style:text-line-through-type="none" fo:font-style="normal" fo:font-weight="bold" officeooo:rsid="00bf61a5" officeooo:paragraph-rsid="00bf61a5" style:font-style-asian="normal" style:font-weight-asian="bold" style:font-style-complex="normal" style:font-weight-complex="bold"/>
    </style:style>
    <style:style style:name="P42" style:family="paragraph" style:parent-style-name="Text_20_body" style:list-style-name="L10">
      <style:text-properties style:text-line-through-style="none" style:text-line-through-type="none" fo:font-style="normal" fo:font-weight="bold" officeooo:rsid="00c343bf" officeooo:paragraph-rsid="00c343bf" style:font-style-asian="normal" style:font-weight-asian="bold" style:font-style-complex="normal" style:font-weight-complex="bold"/>
    </style:style>
    <style:style style:name="P43" style:family="paragraph" style:parent-style-name="Text_20_body" style:list-style-name="L10">
      <style:text-properties style:text-line-through-style="none" style:text-line-through-type="none" fo:font-style="normal" fo:font-weight="bold" officeooo:rsid="00c40b7c" officeooo:paragraph-rsid="00c40b7c" style:font-style-asian="normal" style:font-weight-asian="bold" style:font-style-complex="normal" style:font-weight-complex="bold"/>
    </style:style>
    <style:style style:name="P44" style:family="paragraph" style:parent-style-name="Text_20_body" style:list-style-name="L10">
      <style:text-properties style:text-line-through-style="none" style:text-line-through-type="none" fo:font-style="normal" fo:font-weight="bold" officeooo:rsid="00c591e8" officeooo:paragraph-rsid="00c591e8" style:font-style-asian="normal" style:font-weight-asian="bold" style:font-style-complex="normal" style:font-weight-complex="bold"/>
    </style:style>
    <style:style style:name="P45" style:family="paragraph" style:parent-style-name="Text_20_body" style:list-style-name="L10">
      <style:text-properties style:text-line-through-style="none" style:text-line-through-type="none" fo:font-style="normal" fo:font-weight="bold" officeooo:rsid="00cc1a60" officeooo:paragraph-rsid="00cc1a60" style:font-style-asian="normal" style:font-weight-asian="bold" style:font-style-complex="normal" style:font-weight-complex="bold"/>
    </style:style>
    <style:style style:name="P46" style:family="paragraph" style:parent-style-name="Text_20_body" style:list-style-name="L10">
      <style:text-properties style:text-line-through-style="none" style:text-line-through-type="none" fo:font-style="normal" fo:font-weight="bold" officeooo:rsid="00cf0dc3" officeooo:paragraph-rsid="00cf0dc3" style:font-style-asian="normal" style:font-weight-asian="bold" style:font-style-complex="normal" style:font-weight-complex="bold"/>
    </style:style>
    <style:style style:name="P47" style:family="paragraph" style:parent-style-name="Text_20_body" style:list-style-name="L10">
      <style:text-properties style:text-line-through-style="none" style:text-line-through-type="none" fo:font-style="normal" fo:font-weight="bold" officeooo:rsid="00d497b9" officeooo:paragraph-rsid="00d497b9" style:font-style-asian="normal" style:font-weight-asian="bold" style:font-style-complex="normal" style:font-weight-complex="bold"/>
    </style:style>
    <style:style style:name="P48" style:family="paragraph" style:parent-style-name="Text_20_body" style:list-style-name="L10">
      <style:text-properties style:text-line-through-style="none" style:text-line-through-type="none" fo:font-style="normal" fo:font-weight="bold" officeooo:rsid="00d87368" officeooo:paragraph-rsid="00d87368" style:font-style-asian="normal" style:font-weight-asian="bold" style:font-style-complex="normal" style:font-weight-complex="bold"/>
    </style:style>
    <style:style style:name="P49" style:family="paragraph" style:parent-style-name="Text_20_body" style:list-style-name="L10">
      <style:text-properties style:text-line-through-style="none" style:text-line-through-type="none" fo:font-style="normal" fo:font-weight="bold" officeooo:rsid="00da1068" officeooo:paragraph-rsid="00da1068" style:font-style-asian="normal" style:font-weight-asian="bold" style:font-style-complex="normal" style:font-weight-complex="bold"/>
    </style:style>
    <style:style style:name="P50" style:family="paragraph" style:parent-style-name="Text_20_body" style:list-style-name="L10">
      <style:text-properties style:text-line-through-style="none" style:text-line-through-type="none" fo:font-style="normal" fo:font-weight="bold" officeooo:rsid="00dbaf0f" officeooo:paragraph-rsid="00dbaf0f" style:font-style-asian="normal" style:font-weight-asian="bold" style:font-style-complex="normal" style:font-weight-complex="bold"/>
    </style:style>
    <style:style style:name="P51" style:family="paragraph" style:parent-style-name="Text_20_body" style:list-style-name="L10">
      <style:text-properties style:text-line-through-style="none" style:text-line-through-type="none" fo:font-style="normal" fo:font-weight="bold" officeooo:rsid="00e10c22" officeooo:paragraph-rsid="00e10c22" style:font-style-asian="normal" style:font-weight-asian="bold" style:font-style-complex="normal" style:font-weight-complex="bold"/>
    </style:style>
    <style:style style:name="P52" style:family="paragraph" style:parent-style-name="Text_20_body" style:list-style-name="L10">
      <style:text-properties style:text-line-through-style="none" style:text-line-through-type="none" fo:font-style="normal" fo:font-weight="bold" officeooo:rsid="00e561d9" officeooo:paragraph-rsid="00e561d9" style:font-style-asian="normal" style:font-weight-asian="bold" style:font-style-complex="normal" style:font-weight-complex="bold"/>
    </style:style>
    <style:style style:name="P53" style:family="paragraph" style:parent-style-name="Text_20_body" style:list-style-name="L10">
      <style:text-properties style:text-line-through-style="none" style:text-line-through-type="none" fo:font-style="normal" fo:font-weight="bold" officeooo:rsid="00f2293e" officeooo:paragraph-rsid="00f2293e" style:font-style-asian="normal" style:font-weight-asian="bold" style:font-style-complex="normal" style:font-weight-complex="bold"/>
    </style:style>
    <style:style style:name="P54" style:family="paragraph" style:parent-style-name="Text_20_body" style:list-style-name="L10">
      <style:text-properties style:text-line-through-style="none" style:text-line-through-type="none" fo:font-style="normal" fo:font-weight="bold" officeooo:rsid="00f3ff2b" officeooo:paragraph-rsid="00f3ff2b" style:font-style-asian="normal" style:font-weight-asian="bold" style:font-style-complex="normal" style:font-weight-complex="bold"/>
    </style:style>
    <style:style style:name="P55" style:family="paragraph" style:parent-style-name="Text_20_body" style:list-style-name="L10">
      <style:text-properties style:text-line-through-style="none" style:text-line-through-type="none" fo:font-style="normal" fo:font-weight="bold" officeooo:rsid="00fa41eb" officeooo:paragraph-rsid="00fa41eb" style:font-style-asian="normal" style:font-weight-asian="bold" style:font-style-complex="normal" style:font-weight-complex="bold"/>
    </style:style>
    <style:style style:name="P56" style:family="paragraph" style:parent-style-name="Text_20_body" style:list-style-name="L10">
      <style:text-properties style:text-line-through-style="none" style:text-line-through-type="none" fo:font-style="normal" fo:font-weight="bold" officeooo:rsid="00fadd07" officeooo:paragraph-rsid="00fadd07" style:font-style-asian="normal" style:font-weight-asian="bold" style:font-style-complex="normal" style:font-weight-complex="bold"/>
    </style:style>
    <style:style style:name="P57" style:family="paragraph" style:parent-style-name="Text_20_body" style:list-style-name="L10">
      <style:text-properties style:text-line-through-style="none" style:text-line-through-type="none" fo:font-style="normal" fo:font-weight="bold" officeooo:rsid="00fdef94" officeooo:paragraph-rsid="00fdef94" style:font-style-asian="normal" style:font-weight-asian="bold" style:font-style-complex="normal" style:font-weight-complex="bold"/>
    </style:style>
    <style:style style:name="P58" style:family="paragraph" style:parent-style-name="Text_20_body" style:list-style-name="L10">
      <style:text-properties style:text-line-through-style="none" style:text-line-through-type="none" fo:font-style="normal" fo:font-weight="bold" officeooo:rsid="00fff8f2" officeooo:paragraph-rsid="00fff8f2" style:font-style-asian="normal" style:font-weight-asian="bold" style:font-style-complex="normal" style:font-weight-complex="bold"/>
    </style:style>
    <style:style style:name="P59" style:family="paragraph" style:parent-style-name="Text_20_body" style:list-style-name="L10">
      <style:text-properties style:text-line-through-style="none" style:text-line-through-type="none" fo:font-style="normal" fo:font-weight="bold" officeooo:rsid="01052a7b" officeooo:paragraph-rsid="01052a7b" style:font-style-asian="normal" style:font-weight-asian="bold" style:font-style-complex="normal" style:font-weight-complex="bold"/>
    </style:style>
    <style:style style:name="P60" style:family="paragraph" style:parent-style-name="Text_20_body" style:list-style-name="L10">
      <style:text-properties style:text-line-through-style="none" style:text-line-through-type="none" fo:font-style="normal" fo:font-weight="bold" officeooo:rsid="0106fa77" officeooo:paragraph-rsid="0106fa77" style:font-style-asian="normal" style:font-weight-asian="bold" style:font-style-complex="normal" style:font-weight-complex="bold"/>
    </style:style>
    <style:style style:name="P61" style:family="paragraph" style:parent-style-name="Text_20_body" style:list-style-name="L10">
      <style:text-properties style:text-line-through-style="none" style:text-line-through-type="none" fo:font-style="normal" fo:font-weight="bold" officeooo:rsid="0108ee7f" officeooo:paragraph-rsid="0108ee7f" style:font-style-asian="normal" style:font-weight-asian="bold" style:font-style-complex="normal" style:font-weight-complex="bold"/>
    </style:style>
    <style:style style:name="P62" style:family="paragraph" style:parent-style-name="Text_20_body" style:list-style-name="L10">
      <style:text-properties style:text-line-through-style="none" style:text-line-through-type="none" fo:font-style="normal" fo:font-weight="bold" officeooo:rsid="0109b2e1" officeooo:paragraph-rsid="0109b2e1" style:font-style-asian="normal" style:font-weight-asian="bold" style:font-style-complex="normal" style:font-weight-complex="bold"/>
    </style:style>
    <style:style style:name="P63" style:family="paragraph" style:parent-style-name="Text_20_body" style:list-style-name="L10">
      <style:text-properties style:text-line-through-style="none" style:text-line-through-type="none" fo:font-style="normal" fo:font-weight="bold" officeooo:rsid="010b994b" officeooo:paragraph-rsid="010b994b" style:font-style-asian="normal" style:font-weight-asian="bold" style:font-style-complex="normal" style:font-weight-complex="bold"/>
    </style:style>
    <style:style style:name="P64" style:family="paragraph" style:parent-style-name="Text_20_body" style:list-style-name="L10">
      <style:text-properties style:text-line-through-style="none" style:text-line-through-type="none" fo:font-style="normal" fo:font-weight="bold" officeooo:rsid="010e77c3" officeooo:paragraph-rsid="010e77c3" style:font-style-asian="normal" style:font-weight-asian="bold" style:font-style-complex="normal" style:font-weight-complex="bold"/>
    </style:style>
    <style:style style:name="P65" style:family="paragraph" style:parent-style-name="Text_20_body" style:list-style-name="L10">
      <style:text-properties style:text-line-through-style="none" style:text-line-through-type="none" fo:font-style="normal" fo:font-weight="bold" officeooo:rsid="01113ea0" officeooo:paragraph-rsid="01113ea0" style:font-style-asian="normal" style:font-weight-asian="bold" style:font-style-complex="normal" style:font-weight-complex="bold"/>
    </style:style>
    <style:style style:name="P66" style:family="paragraph" style:parent-style-name="Text_20_body" style:list-style-name="L10">
      <style:text-properties style:text-line-through-style="none" style:text-line-through-type="none" fo:font-style="normal" fo:font-weight="bold" officeooo:rsid="01120341" officeooo:paragraph-rsid="01120341" style:font-style-asian="normal" style:font-weight-asian="bold" style:font-style-complex="normal" style:font-weight-complex="bold"/>
    </style:style>
    <style:style style:name="P67" style:family="paragraph" style:parent-style-name="Text_20_body" style:list-style-name="L10">
      <style:text-properties style:text-line-through-style="none" style:text-line-through-type="none" fo:font-style="normal" fo:font-weight="bold" officeooo:rsid="011586ab" officeooo:paragraph-rsid="011586ab" style:font-style-asian="normal" style:font-weight-asian="bold" style:font-style-complex="normal" style:font-weight-complex="bold"/>
    </style:style>
    <style:style style:name="P68" style:family="paragraph" style:parent-style-name="Text_20_body" style:list-style-name="L10">
      <style:text-properties style:text-line-through-style="none" style:text-line-through-type="none" fo:font-style="normal" fo:font-weight="bold" officeooo:rsid="01162c35" officeooo:paragraph-rsid="01162c35" style:font-style-asian="normal" style:font-weight-asian="bold" style:font-style-complex="normal" style:font-weight-complex="bold"/>
    </style:style>
    <style:style style:name="P69" style:family="paragraph" style:parent-style-name="Text_20_body" style:list-style-name="L10">
      <style:text-properties style:text-line-through-style="none" style:text-line-through-type="none" fo:font-style="normal" fo:font-weight="bold" officeooo:rsid="01173eb0" officeooo:paragraph-rsid="01173eb0" style:font-style-asian="normal" style:font-weight-asian="bold" style:font-style-complex="normal" style:font-weight-complex="bold"/>
    </style:style>
    <style:style style:name="P70" style:family="paragraph" style:parent-style-name="Text_20_body" style:list-style-name="L10">
      <style:text-properties style:text-line-through-style="none" style:text-line-through-type="none" fo:font-style="normal" fo:font-weight="bold" officeooo:rsid="011a14f2" officeooo:paragraph-rsid="011a14f2" style:font-style-asian="normal" style:font-weight-asian="bold" style:font-style-complex="normal" style:font-weight-complex="bold"/>
    </style:style>
    <style:style style:name="P71" style:family="paragraph" style:parent-style-name="Text_20_body" style:list-style-name="L10">
      <style:text-properties style:text-line-through-style="none" style:text-line-through-type="none" fo:font-style="normal" fo:font-weight="bold" officeooo:rsid="011b4be3" officeooo:paragraph-rsid="011b4be3" style:font-style-asian="normal" style:font-weight-asian="bold" style:font-style-complex="normal" style:font-weight-complex="bold"/>
    </style:style>
    <style:style style:name="P72" style:family="paragraph" style:parent-style-name="Text_20_body" style:list-style-name="L10">
      <style:text-properties style:text-line-through-style="none" style:text-line-through-type="none" fo:font-style="normal" fo:font-weight="bold" officeooo:rsid="011d3ef4" officeooo:paragraph-rsid="011d3ef4" style:font-style-asian="normal" style:font-weight-asian="bold" style:font-style-complex="normal" style:font-weight-complex="bold"/>
    </style:style>
    <style:style style:name="P73" style:family="paragraph" style:parent-style-name="Text_20_body" style:list-style-name="L10">
      <style:text-properties style:text-line-through-style="none" style:text-line-through-type="none" fo:font-style="normal" fo:font-weight="bold" officeooo:rsid="011ed8a5" officeooo:paragraph-rsid="011ed8a5" style:font-style-asian="normal" style:font-weight-asian="bold" style:font-style-complex="normal" style:font-weight-complex="bold"/>
    </style:style>
    <style:style style:name="P74" style:family="paragraph" style:parent-style-name="Text_20_body" style:list-style-name="L10">
      <style:text-properties style:text-line-through-style="none" style:text-line-through-type="none" fo:font-style="normal" fo:font-weight="bold" officeooo:rsid="0120228b" officeooo:paragraph-rsid="0120228b" style:font-style-asian="normal" style:font-weight-asian="bold" style:font-style-complex="normal" style:font-weight-complex="bold"/>
    </style:style>
    <style:style style:name="P75" style:family="paragraph" style:parent-style-name="Text_20_body" style:list-style-name="L10">
      <style:text-properties style:text-line-through-style="none" style:text-line-through-type="none" fo:font-style="normal" fo:font-weight="bold" officeooo:rsid="012067f3" officeooo:paragraph-rsid="012067f3" style:font-style-asian="normal" style:font-weight-asian="bold" style:font-style-complex="normal" style:font-weight-complex="bold"/>
    </style:style>
    <style:style style:name="P76" style:family="paragraph" style:parent-style-name="Text_20_body" style:list-style-name="L10">
      <style:text-properties style:text-line-through-style="none" style:text-line-through-type="none" fo:font-style="normal" fo:font-weight="bold" officeooo:rsid="0120cb66" officeooo:paragraph-rsid="0120cb66" style:font-style-asian="normal" style:font-weight-asian="bold" style:font-style-complex="normal" style:font-weight-complex="bold"/>
    </style:style>
    <style:style style:name="P77" style:family="paragraph" style:parent-style-name="Text_20_body" style:list-style-name="L10">
      <style:text-properties style:text-line-through-style="none" style:text-line-through-type="none" fo:font-style="normal" fo:font-weight="bold" officeooo:rsid="0123c10a" officeooo:paragraph-rsid="0123c10a" style:font-style-asian="normal" style:font-weight-asian="bold" style:font-style-complex="normal" style:font-weight-complex="bold"/>
    </style:style>
    <style:style style:name="P78" style:family="paragraph" style:parent-style-name="Text_20_body" style:list-style-name="L10">
      <style:text-properties style:text-line-through-style="none" style:text-line-through-type="none" fo:font-style="normal" fo:font-weight="bold" officeooo:rsid="01269ef7" officeooo:paragraph-rsid="01269ef7" style:font-style-asian="normal" style:font-weight-asian="bold" style:font-style-complex="normal" style:font-weight-complex="bold"/>
    </style:style>
    <style:style style:name="P79" style:family="paragraph" style:parent-style-name="Text_20_body" style:list-style-name="L10">
      <style:text-properties style:text-line-through-style="none" style:text-line-through-type="none" fo:font-style="normal" fo:font-weight="normal" officeooo:rsid="00c343bf" officeooo:paragraph-rsid="00c343bf" style:font-style-asian="normal" style:font-weight-asian="normal" style:font-style-complex="normal" style:font-weight-complex="normal"/>
    </style:style>
    <style:style style:name="P80" style:family="paragraph" style:parent-style-name="Text_20_body" style:list-style-name="L10">
      <style:text-properties style:text-line-through-style="none" style:text-line-through-type="none" fo:font-style="normal" fo:font-weight="normal" officeooo:rsid="00c40b7c" officeooo:paragraph-rsid="00c40b7c" style:font-style-asian="normal" style:font-weight-asian="normal" style:font-style-complex="normal" style:font-weight-complex="normal"/>
    </style:style>
    <style:style style:name="P81" style:family="paragraph" style:parent-style-name="Text_20_body" style:list-style-name="L10">
      <style:text-properties style:text-line-through-style="none" style:text-line-through-type="none" fo:font-style="normal" fo:font-weight="normal" officeooo:rsid="00c591e8" officeooo:paragraph-rsid="00c591e8" style:font-style-asian="normal" style:font-weight-asian="normal" style:font-style-complex="normal" style:font-weight-complex="normal"/>
    </style:style>
    <style:style style:name="P82" style:family="paragraph" style:parent-style-name="Text_20_body" style:list-style-name="L10">
      <style:text-properties style:text-line-through-style="none" style:text-line-through-type="none" fo:font-style="normal" fo:font-weight="normal" officeooo:rsid="00c591e8" officeooo:paragraph-rsid="00c83da8" style:font-style-asian="normal" style:font-weight-asian="normal" style:font-style-complex="normal" style:font-weight-complex="normal"/>
    </style:style>
    <style:style style:name="P83" style:family="paragraph" style:parent-style-name="Text_20_body" style:list-style-name="L10">
      <style:text-properties style:text-line-through-style="none" style:text-line-through-type="none" fo:font-style="normal" fo:font-weight="normal" officeooo:rsid="00c8e722" officeooo:paragraph-rsid="00c8e722" style:font-style-asian="normal" style:font-weight-asian="normal" style:font-style-complex="normal" style:font-weight-complex="normal"/>
    </style:style>
    <style:style style:name="P84" style:family="paragraph" style:parent-style-name="Text_20_body" style:list-style-name="L10">
      <style:text-properties style:text-line-through-style="none" style:text-line-through-type="none" fo:font-style="normal" fo:font-weight="normal" officeooo:rsid="00d3e5c3" officeooo:paragraph-rsid="00d3e5c3" style:font-style-asian="normal" style:font-weight-asian="normal" style:font-style-complex="normal" style:font-weight-complex="normal"/>
    </style:style>
    <style:style style:name="P85" style:family="paragraph" style:parent-style-name="Text_20_body" style:list-style-name="L10">
      <style:text-properties style:text-line-through-style="none" style:text-line-through-type="none" fo:font-style="normal" fo:font-weight="normal" officeooo:rsid="00ced3fc" officeooo:paragraph-rsid="00ced3fc" style:font-style-asian="normal" style:font-weight-asian="normal" style:font-style-complex="normal" style:font-weight-complex="normal"/>
    </style:style>
    <style:style style:name="P86" style:family="paragraph" style:parent-style-name="Text_20_body" style:list-style-name="L10">
      <style:text-properties style:text-line-through-style="none" style:text-line-through-type="none" fo:font-style="normal" fo:font-weight="normal" officeooo:rsid="00cc1a60" officeooo:paragraph-rsid="00cc1a60" style:font-style-asian="normal" style:font-weight-asian="normal" style:font-style-complex="normal" style:font-weight-complex="normal"/>
    </style:style>
    <style:style style:name="P87" style:family="paragraph" style:parent-style-name="Text_20_body" style:list-style-name="L10">
      <style:text-properties style:text-line-through-style="none" style:text-line-through-type="none" fo:font-style="normal" fo:font-weight="normal" officeooo:rsid="00d1deed" officeooo:paragraph-rsid="00d1deed" style:font-style-asian="normal" style:font-weight-asian="normal" style:font-style-complex="normal" style:font-weight-complex="normal"/>
    </style:style>
    <style:style style:name="P88" style:family="paragraph" style:parent-style-name="Text_20_body" style:list-style-name="L10">
      <style:text-properties style:text-line-through-style="none" style:text-line-through-type="none" fo:font-style="normal" fo:font-weight="normal" officeooo:rsid="00d5d4bc" officeooo:paragraph-rsid="00d5d4bc" style:font-style-asian="normal" style:font-weight-asian="normal" style:font-style-complex="normal" style:font-weight-complex="normal"/>
    </style:style>
    <style:style style:name="P89" style:family="paragraph" style:parent-style-name="Text_20_body" style:list-style-name="L10">
      <style:text-properties style:text-line-through-style="none" style:text-line-through-type="none" fo:font-style="normal" fo:font-weight="normal" officeooo:rsid="00d497b9" officeooo:paragraph-rsid="00d497b9" style:font-style-asian="normal" style:font-weight-asian="normal" style:font-style-complex="normal" style:font-weight-complex="normal"/>
    </style:style>
    <style:style style:name="P90" style:family="paragraph" style:parent-style-name="Text_20_body" style:list-style-name="L10">
      <style:text-properties style:text-line-through-style="none" style:text-line-through-type="none" fo:font-style="normal" fo:font-weight="normal" officeooo:rsid="00d7b2c0" officeooo:paragraph-rsid="00d7b2c0" style:font-style-asian="normal" style:font-weight-asian="normal" style:font-style-complex="normal" style:font-weight-complex="normal"/>
    </style:style>
    <style:style style:name="P91" style:family="paragraph" style:parent-style-name="Text_20_body" style:list-style-name="L10">
      <style:text-properties style:text-line-through-style="none" style:text-line-through-type="none" fo:font-style="normal" fo:font-weight="normal" officeooo:rsid="00d87368" officeooo:paragraph-rsid="00d87368" style:font-style-asian="normal" style:font-weight-asian="normal" style:font-style-complex="normal" style:font-weight-complex="normal"/>
    </style:style>
    <style:style style:name="P92" style:family="paragraph" style:parent-style-name="Text_20_body" style:list-style-name="L10">
      <style:text-properties style:text-line-through-style="none" style:text-line-through-type="none" fo:font-style="normal" fo:font-weight="normal" officeooo:rsid="00da1068" officeooo:paragraph-rsid="00da1068" style:font-style-asian="normal" style:font-weight-asian="normal" style:font-style-complex="normal" style:font-weight-complex="normal"/>
    </style:style>
    <style:style style:name="P93" style:family="paragraph" style:parent-style-name="Text_20_body" style:list-style-name="L10">
      <style:text-properties style:text-line-through-style="none" style:text-line-through-type="none" fo:font-style="normal" fo:font-weight="normal" officeooo:rsid="00dbaf0f" officeooo:paragraph-rsid="00dbaf0f" style:font-style-asian="normal" style:font-weight-asian="normal" style:font-style-complex="normal" style:font-weight-complex="normal"/>
    </style:style>
    <style:style style:name="P94" style:family="paragraph" style:parent-style-name="Text_20_body" style:list-style-name="L10">
      <style:text-properties style:text-line-through-style="none" style:text-line-through-type="none" fo:font-style="normal" fo:font-weight="normal" officeooo:rsid="00debbd4" officeooo:paragraph-rsid="00debbd4" style:font-style-asian="normal" style:font-weight-asian="normal" style:font-style-complex="normal" style:font-weight-complex="normal"/>
    </style:style>
    <style:style style:name="P95" style:family="paragraph" style:parent-style-name="Text_20_body" style:list-style-name="L10">
      <style:text-properties style:text-line-through-style="none" style:text-line-through-type="none" fo:font-style="normal" fo:font-weight="normal" officeooo:rsid="00e10c22" officeooo:paragraph-rsid="00e10c22" style:font-style-asian="normal" style:font-weight-asian="normal" style:font-style-complex="normal" style:font-weight-complex="normal"/>
    </style:style>
    <style:style style:name="P96" style:family="paragraph" style:parent-style-name="Text_20_body" style:list-style-name="L10">
      <style:text-properties style:text-line-through-style="none" style:text-line-through-type="none" fo:font-style="normal" fo:font-weight="normal" officeooo:rsid="00e24135" officeooo:paragraph-rsid="00e24135" style:font-style-asian="normal" style:font-weight-asian="normal" style:font-style-complex="normal" style:font-weight-complex="normal"/>
    </style:style>
    <style:style style:name="P97" style:family="paragraph" style:parent-style-name="Text_20_body" style:list-style-name="L10">
      <style:text-properties style:text-line-through-style="none" style:text-line-through-type="none" fo:font-style="normal" fo:font-weight="normal" officeooo:rsid="00e561d9" officeooo:paragraph-rsid="00e561d9" style:font-style-asian="normal" style:font-weight-asian="normal" style:font-style-complex="normal" style:font-weight-complex="normal"/>
    </style:style>
    <style:style style:name="P98" style:family="paragraph" style:parent-style-name="Text_20_body" style:list-style-name="L10">
      <style:text-properties style:text-line-through-style="none" style:text-line-through-type="none" fo:font-style="normal" fo:font-weight="normal" officeooo:rsid="00e70d2b" officeooo:paragraph-rsid="00f02d21" style:font-style-asian="normal" style:font-weight-asian="normal" style:font-style-complex="normal" style:font-weight-complex="normal"/>
    </style:style>
    <style:style style:name="P99" style:family="paragraph" style:parent-style-name="Text_20_body" style:list-style-name="L10">
      <style:text-properties style:text-line-through-style="none" style:text-line-through-type="none" fo:font-style="normal" fo:font-weight="normal" officeooo:rsid="00e85f6f" officeooo:paragraph-rsid="00e85f6f" style:font-style-asian="normal" style:font-weight-asian="normal" style:font-style-complex="normal" style:font-weight-complex="normal"/>
    </style:style>
    <style:style style:name="P100" style:family="paragraph" style:parent-style-name="Text_20_body" style:list-style-name="L10">
      <style:text-properties style:text-line-through-style="none" style:text-line-through-type="none" fo:font-style="normal" fo:font-weight="normal" officeooo:rsid="00f3ff2b" officeooo:paragraph-rsid="00f3ff2b" style:font-style-asian="normal" style:font-weight-asian="normal" style:font-style-complex="normal" style:font-weight-complex="normal"/>
    </style:style>
    <style:style style:name="P101" style:family="paragraph" style:parent-style-name="Text_20_body" style:list-style-name="L10">
      <style:text-properties style:text-line-through-style="none" style:text-line-through-type="none" fo:font-style="normal" fo:font-weight="normal" officeooo:rsid="00f67163" officeooo:paragraph-rsid="00f67163" style:font-style-asian="normal" style:font-weight-asian="normal" style:font-style-complex="normal" style:font-weight-complex="normal"/>
    </style:style>
    <style:style style:name="P102" style:family="paragraph" style:parent-style-name="Text_20_body" style:list-style-name="L10">
      <style:text-properties style:text-line-through-style="none" style:text-line-through-type="none" fo:font-style="normal" fo:font-weight="normal" officeooo:rsid="00f71208" officeooo:paragraph-rsid="00f71208" style:font-style-asian="normal" style:font-weight-asian="normal" style:font-style-complex="normal" style:font-weight-complex="normal"/>
    </style:style>
    <style:style style:name="P103" style:family="paragraph" style:parent-style-name="Text_20_body" style:list-style-name="L10">
      <style:text-properties style:text-line-through-style="none" style:text-line-through-type="none" fo:font-style="normal" fo:font-weight="normal" officeooo:rsid="00fa41eb" officeooo:paragraph-rsid="00fa41eb" style:font-style-asian="normal" style:font-weight-asian="normal" style:font-style-complex="normal" style:font-weight-complex="normal"/>
    </style:style>
    <style:style style:name="P104" style:family="paragraph" style:parent-style-name="Text_20_body" style:list-style-name="L10">
      <style:text-properties style:text-line-through-style="none" style:text-line-through-type="none" fo:font-style="normal" fo:font-weight="normal" officeooo:rsid="00fadd07" officeooo:paragraph-rsid="00fadd07" style:font-style-asian="normal" style:font-weight-asian="normal" style:font-style-complex="normal" style:font-weight-complex="normal"/>
    </style:style>
    <style:style style:name="P105" style:family="paragraph" style:parent-style-name="Text_20_body" style:list-style-name="L10">
      <style:text-properties style:text-line-through-style="none" style:text-line-through-type="none" fo:font-style="normal" fo:font-weight="normal" officeooo:rsid="00fdef94" officeooo:paragraph-rsid="00fdef94" style:font-style-asian="normal" style:font-weight-asian="normal" style:font-style-complex="normal" style:font-weight-complex="normal"/>
    </style:style>
    <style:style style:name="P106" style:family="paragraph" style:parent-style-name="Text_20_body" style:list-style-name="L10">
      <style:text-properties style:text-line-through-style="none" style:text-line-through-type="none" fo:font-style="normal" fo:font-weight="normal" officeooo:rsid="00ffc4ae" officeooo:paragraph-rsid="00ffc4ae" style:font-style-asian="normal" style:font-weight-asian="normal" style:font-style-complex="normal" style:font-weight-complex="normal"/>
    </style:style>
    <style:style style:name="P107" style:family="paragraph" style:parent-style-name="Text_20_body" style:list-style-name="L10">
      <style:text-properties style:text-line-through-style="none" style:text-line-through-type="none" fo:font-style="normal" fo:font-weight="normal" officeooo:rsid="00fff8f2" officeooo:paragraph-rsid="00fff8f2" style:font-style-asian="normal" style:font-weight-asian="normal" style:font-style-complex="normal" style:font-weight-complex="normal"/>
    </style:style>
    <style:style style:name="P108" style:family="paragraph" style:parent-style-name="Text_20_body" style:list-style-name="L10">
      <style:text-properties style:text-line-through-style="none" style:text-line-through-type="none" fo:font-style="normal" fo:font-weight="normal" officeooo:rsid="01052a7b" officeooo:paragraph-rsid="01052a7b" style:font-style-asian="normal" style:font-weight-asian="normal" style:font-style-complex="normal" style:font-weight-complex="normal"/>
    </style:style>
    <style:style style:name="P109" style:family="paragraph" style:parent-style-name="Text_20_body" style:list-style-name="L10">
      <style:text-properties style:text-line-through-style="none" style:text-line-through-type="none" fo:font-style="normal" fo:font-weight="normal" officeooo:rsid="0106fa77" officeooo:paragraph-rsid="0106fa77" style:font-style-asian="normal" style:font-weight-asian="normal" style:font-style-complex="normal" style:font-weight-complex="normal"/>
    </style:style>
    <style:style style:name="P110" style:family="paragraph" style:parent-style-name="Text_20_body" style:list-style-name="L10">
      <style:text-properties style:text-line-through-style="none" style:text-line-through-type="none" fo:font-style="normal" fo:font-weight="normal" officeooo:rsid="0108ee7f" officeooo:paragraph-rsid="0108ee7f" style:font-style-asian="normal" style:font-weight-asian="normal" style:font-style-complex="normal" style:font-weight-complex="normal"/>
    </style:style>
    <style:style style:name="P111" style:family="paragraph" style:parent-style-name="Text_20_body" style:list-style-name="L10">
      <style:text-properties style:text-line-through-style="none" style:text-line-through-type="none" fo:font-style="normal" fo:font-weight="normal" officeooo:rsid="0109b2e1" officeooo:paragraph-rsid="0109b2e1" style:font-style-asian="normal" style:font-weight-asian="normal" style:font-style-complex="normal" style:font-weight-complex="normal"/>
    </style:style>
    <style:style style:name="P112" style:family="paragraph" style:parent-style-name="Text_20_body" style:list-style-name="L10">
      <style:text-properties style:text-line-through-style="none" style:text-line-through-type="none" fo:font-style="normal" fo:font-weight="normal" officeooo:rsid="010d1698" officeooo:paragraph-rsid="010d1698" style:font-style-asian="normal" style:font-weight-asian="normal" style:font-style-complex="normal" style:font-weight-complex="normal"/>
    </style:style>
    <style:style style:name="P113" style:family="paragraph" style:parent-style-name="Text_20_body" style:list-style-name="L10">
      <style:text-properties style:text-line-through-style="none" style:text-line-through-type="none" fo:font-style="normal" fo:font-weight="normal" officeooo:rsid="010b994b" officeooo:paragraph-rsid="010b994b" style:font-style-asian="normal" style:font-weight-asian="normal" style:font-style-complex="normal" style:font-weight-complex="normal"/>
    </style:style>
    <style:style style:name="P114" style:family="paragraph" style:parent-style-name="Text_20_body" style:list-style-name="L10">
      <style:text-properties style:text-line-through-style="none" style:text-line-through-type="none" fo:font-style="normal" fo:font-weight="normal" officeooo:rsid="010e77c3" officeooo:paragraph-rsid="010e77c3" style:font-style-asian="normal" style:font-weight-asian="normal" style:font-style-complex="normal" style:font-weight-complex="normal"/>
    </style:style>
    <style:style style:name="P115" style:family="paragraph" style:parent-style-name="Text_20_body" style:list-style-name="L10">
      <style:text-properties style:text-line-through-style="none" style:text-line-through-type="none" fo:font-style="normal" fo:font-weight="normal" officeooo:rsid="011046eb" officeooo:paragraph-rsid="011046eb" style:font-style-asian="normal" style:font-weight-asian="normal" style:font-style-complex="normal" style:font-weight-complex="normal"/>
    </style:style>
    <style:style style:name="P116" style:family="paragraph" style:parent-style-name="Text_20_body" style:list-style-name="L10">
      <style:text-properties style:text-line-through-style="none" style:text-line-through-type="none" fo:font-style="normal" fo:font-weight="normal" officeooo:rsid="01113ea0" officeooo:paragraph-rsid="01113ea0" style:font-style-asian="normal" style:font-weight-asian="normal" style:font-style-complex="normal" style:font-weight-complex="normal"/>
    </style:style>
    <style:style style:name="P117" style:family="paragraph" style:parent-style-name="Text_20_body" style:list-style-name="L10">
      <style:text-properties style:text-line-through-style="none" style:text-line-through-type="none" fo:font-style="normal" fo:font-weight="normal" officeooo:rsid="01120341" officeooo:paragraph-rsid="01120341" style:font-style-asian="normal" style:font-weight-asian="normal" style:font-style-complex="normal" style:font-weight-complex="normal"/>
    </style:style>
    <style:style style:name="P118" style:family="paragraph" style:parent-style-name="Text_20_body" style:list-style-name="L10">
      <style:text-properties style:text-line-through-style="none" style:text-line-through-type="none" fo:font-style="normal" fo:font-weight="normal" officeooo:rsid="01133c76" officeooo:paragraph-rsid="01133c76" style:font-style-asian="normal" style:font-weight-asian="normal" style:font-style-complex="normal" style:font-weight-complex="normal"/>
    </style:style>
    <style:style style:name="P119" style:family="paragraph" style:parent-style-name="Text_20_body" style:list-style-name="L10">
      <style:text-properties style:text-line-through-style="none" style:text-line-through-type="none" fo:font-style="normal" fo:font-weight="normal" officeooo:rsid="011586ab" officeooo:paragraph-rsid="011586ab" style:font-style-asian="normal" style:font-weight-asian="normal" style:font-style-complex="normal" style:font-weight-complex="normal"/>
    </style:style>
    <style:style style:name="P120" style:family="paragraph" style:parent-style-name="Text_20_body" style:list-style-name="L10">
      <style:text-properties style:text-line-through-style="none" style:text-line-through-type="none" fo:font-style="normal" fo:font-weight="normal" officeooo:rsid="01162c35" officeooo:paragraph-rsid="01162c35" style:font-style-asian="normal" style:font-weight-asian="normal" style:font-style-complex="normal" style:font-weight-complex="normal"/>
    </style:style>
    <style:style style:name="P121" style:family="paragraph" style:parent-style-name="Text_20_body" style:list-style-name="L10">
      <style:text-properties style:text-line-through-style="none" style:text-line-through-type="none" fo:font-style="normal" fo:font-weight="normal" officeooo:rsid="01173eb0" officeooo:paragraph-rsid="01173eb0" style:font-style-asian="normal" style:font-weight-asian="normal" style:font-style-complex="normal" style:font-weight-complex="normal"/>
    </style:style>
    <style:style style:name="P122" style:family="paragraph" style:parent-style-name="Text_20_body" style:list-style-name="L10">
      <style:text-properties style:text-line-through-style="none" style:text-line-through-type="none" fo:font-style="normal" fo:font-weight="normal" officeooo:rsid="01183c96" officeooo:paragraph-rsid="01183c96" style:font-style-asian="normal" style:font-weight-asian="normal" style:font-style-complex="normal" style:font-weight-complex="normal"/>
    </style:style>
    <style:style style:name="P123" style:family="paragraph" style:parent-style-name="Text_20_body" style:list-style-name="L10">
      <style:text-properties style:text-line-through-style="none" style:text-line-through-type="none" fo:font-style="normal" fo:font-weight="normal" officeooo:rsid="011a14f2" officeooo:paragraph-rsid="011a14f2" style:font-style-asian="normal" style:font-weight-asian="normal" style:font-style-complex="normal" style:font-weight-complex="normal"/>
    </style:style>
    <style:style style:name="P124" style:family="paragraph" style:parent-style-name="Text_20_body" style:list-style-name="L10">
      <style:text-properties style:text-line-through-style="none" style:text-line-through-type="none" fo:font-style="normal" fo:font-weight="normal" officeooo:rsid="011b4be3" officeooo:paragraph-rsid="011b4be3" style:font-style-asian="normal" style:font-weight-asian="normal" style:font-style-complex="normal" style:font-weight-complex="normal"/>
    </style:style>
    <style:style style:name="P125" style:family="paragraph" style:parent-style-name="Text_20_body" style:list-style-name="L10">
      <style:text-properties style:text-line-through-style="none" style:text-line-through-type="none" fo:font-style="normal" fo:font-weight="normal" officeooo:rsid="011d3ef4" officeooo:paragraph-rsid="011d3ef4" style:font-style-asian="normal" style:font-weight-asian="normal" style:font-style-complex="normal" style:font-weight-complex="normal"/>
    </style:style>
    <style:style style:name="P126" style:family="paragraph" style:parent-style-name="Text_20_body" style:list-style-name="L10">
      <style:text-properties style:text-line-through-style="none" style:text-line-through-type="none" fo:font-style="normal" fo:font-weight="normal" officeooo:rsid="011ed8a5" officeooo:paragraph-rsid="011ed8a5" style:font-style-asian="normal" style:font-weight-asian="normal" style:font-style-complex="normal" style:font-weight-complex="normal"/>
    </style:style>
    <style:style style:name="P127" style:family="paragraph" style:parent-style-name="Text_20_body" style:list-style-name="L10">
      <style:text-properties style:text-line-through-style="none" style:text-line-through-type="none" fo:font-style="normal" fo:font-weight="normal" officeooo:rsid="0120228b" officeooo:paragraph-rsid="0120228b" style:font-style-asian="normal" style:font-weight-asian="normal" style:font-style-complex="normal" style:font-weight-complex="normal"/>
    </style:style>
    <style:style style:name="P128" style:family="paragraph" style:parent-style-name="Text_20_body" style:list-style-name="L10">
      <style:text-properties style:text-line-through-style="none" style:text-line-through-type="none" fo:font-style="normal" fo:font-weight="normal" officeooo:rsid="012067f3" officeooo:paragraph-rsid="012067f3" style:font-style-asian="normal" style:font-weight-asian="normal" style:font-style-complex="normal" style:font-weight-complex="normal"/>
    </style:style>
    <style:style style:name="P129" style:family="paragraph" style:parent-style-name="Text_20_body" style:list-style-name="L10">
      <style:text-properties style:text-line-through-style="none" style:text-line-through-type="none" fo:font-style="normal" fo:font-weight="normal" officeooo:rsid="0120cb66" officeooo:paragraph-rsid="0120cb66" style:font-style-asian="normal" style:font-weight-asian="normal" style:font-style-complex="normal" style:font-weight-complex="normal"/>
    </style:style>
    <style:style style:name="P130" style:family="paragraph" style:parent-style-name="Text_20_body" style:list-style-name="L10">
      <style:text-properties style:text-line-through-style="none" style:text-line-through-type="none" fo:font-style="normal" fo:font-weight="normal" officeooo:rsid="01212c61" officeooo:paragraph-rsid="01212c61" style:font-style-asian="normal" style:font-weight-asian="normal" style:font-style-complex="normal" style:font-weight-complex="normal"/>
    </style:style>
    <style:style style:name="P131" style:family="paragraph" style:parent-style-name="Text_20_body" style:list-style-name="L10">
      <style:text-properties style:text-line-through-style="none" style:text-line-through-type="none" fo:font-style="normal" fo:font-weight="normal" officeooo:rsid="0123c10a" officeooo:paragraph-rsid="0123c10a" style:font-style-asian="normal" style:font-weight-asian="normal" style:font-style-complex="normal" style:font-weight-complex="normal"/>
    </style:style>
    <style:style style:name="P132" style:family="paragraph" style:parent-style-name="Text_20_body" style:list-style-name="L10">
      <style:text-properties style:text-line-through-style="none" style:text-line-through-type="none" fo:font-style="normal" fo:font-weight="normal" officeooo:rsid="01257342" officeooo:paragraph-rsid="01257342" style:font-style-asian="normal" style:font-weight-asian="normal" style:font-style-complex="normal" style:font-weight-complex="normal"/>
    </style:style>
    <style:style style:name="P133" style:family="paragraph" style:parent-style-name="Text_20_body" style:list-style-name="L10">
      <style:text-properties style:text-line-through-style="none" style:text-line-through-type="none" fo:font-style="normal" fo:font-weight="normal" officeooo:rsid="01269ef7" officeooo:paragraph-rsid="01269ef7" style:font-style-asian="normal" style:font-weight-asian="normal" style:font-style-complex="normal" style:font-weight-complex="normal"/>
    </style:style>
    <style:style style:name="P134" style:family="paragraph" style:parent-style-name="Text_20_body" style:list-style-name="L10">
      <style:text-properties style:text-line-through-style="none" style:text-line-through-type="none" fo:font-style="normal" fo:font-weight="normal" officeooo:rsid="012841aa" officeooo:paragraph-rsid="012841aa" style:font-style-asian="normal" style:font-weight-asian="normal" style:font-style-complex="normal" style:font-weight-complex="normal"/>
    </style:style>
    <style:style style:name="P135" style:family="paragraph" style:parent-style-name="Text_20_body" style:list-style-name="L10">
      <style:text-properties style:text-line-through-style="none" style:text-line-through-type="none" style:font-name="Consolas" fo:font-style="normal" fo:font-weight="normal" officeooo:rsid="00fadd07" officeooo:paragraph-rsid="00fadd07" style:font-style-asian="normal" style:font-weight-asian="normal" style:font-style-complex="normal" style:font-weight-complex="normal"/>
    </style:style>
    <style:style style:name="P136" style:family="paragraph" style:parent-style-name="Text_20_body" style:list-style-name="L2">
      <style:text-properties style:text-line-through-style="solid" style:text-line-through-type="single" fo:font-style="normal" officeooo:rsid="00b565da" officeooo:paragraph-rsid="00b565da" style:font-style-asian="normal" style:font-style-complex="normal"/>
    </style:style>
    <style:style style:name="P137" style:family="paragraph" style:parent-style-name="Text_20_body" style:list-style-name="L2">
      <style:text-properties style:text-line-through-style="solid" style:text-line-through-type="single" fo:font-style="normal" officeooo:rsid="00ac1ac6" officeooo:paragraph-rsid="00ac1ac6" style:font-style-asian="normal" style:font-style-complex="normal"/>
    </style:style>
    <style:style style:name="P138" style:family="paragraph" style:parent-style-name="Text_20_body" style:list-style-name="L2">
      <style:text-properties style:text-line-through-style="solid" style:text-line-through-type="single" fo:font-style="normal" officeooo:rsid="00c40b7c" officeooo:paragraph-rsid="00c40b7c" style:font-style-asian="normal" style:font-style-complex="normal"/>
    </style:style>
    <style:style style:name="P139" style:family="paragraph" style:parent-style-name="Text_20_body" style:list-style-name="L2">
      <style:text-properties style:text-line-through-style="solid" style:text-line-through-type="single" fo:font-style="normal" fo:font-weight="normal" officeooo:rsid="00d1deed" officeooo:paragraph-rsid="00d35987" style:font-style-asian="normal" style:font-weight-asian="normal" style:font-style-complex="normal" style:font-weight-complex="normal"/>
    </style:style>
    <style:style style:name="P140" style:family="paragraph" style:parent-style-name="Text_20_body" style:list-style-name="L2">
      <style:text-properties style:text-line-through-style="solid" style:text-line-through-type="single" fo:font-style="normal" fo:font-weight="normal" officeooo:rsid="00d3e5c3" officeooo:paragraph-rsid="00d3e5c3" style:font-style-asian="normal" style:font-weight-asian="normal" style:font-style-complex="normal" style:font-weight-complex="normal"/>
    </style:style>
    <style:style style:name="P141" style:family="paragraph" style:parent-style-name="Text_20_body" style:list-style-name="L2">
      <style:text-properties style:text-line-through-style="solid" style:text-line-through-type="single" fo:font-style="normal" fo:font-weight="normal" officeooo:rsid="00cc1a60" officeooo:paragraph-rsid="00d35987" style:font-style-asian="normal" style:font-weight-asian="normal" style:font-style-complex="normal" style:font-weight-complex="normal"/>
    </style:style>
    <style:style style:name="P142" style:family="paragraph" style:parent-style-name="Text_20_body" style:list-style-name="L2">
      <style:text-properties style:text-line-through-style="solid" style:text-line-through-type="single" fo:font-style="normal" fo:font-weight="bold" officeooo:rsid="00cf0dc3" officeooo:paragraph-rsid="00d35987" style:font-style-asian="normal" style:font-weight-asian="bold" style:font-style-complex="normal" style:font-weight-complex="bold"/>
    </style:style>
    <style:style style:name="P143" style:family="paragraph" style:parent-style-name="Text_20_body" style:list-style-name="L4">
      <style:text-properties officeooo:rsid="00ac1ac6" officeooo:paragraph-rsid="00ac1ac6"/>
    </style:style>
    <style:style style:name="P144" style:family="paragraph" style:parent-style-name="Text_20_body" style:list-style-name="L6">
      <style:text-properties officeooo:paragraph-rsid="00a9bf87"/>
    </style:style>
    <style:style style:name="P145" style:family="paragraph" style:parent-style-name="Text_20_body" style:list-style-name="L7">
      <style:text-properties officeooo:paragraph-rsid="000d7336"/>
    </style:style>
    <style:style style:name="P146" style:family="paragraph" style:parent-style-name="Text_20_body" style:list-style-name="L7">
      <style:text-properties officeooo:paragraph-rsid="000f1108"/>
    </style:style>
    <style:style style:name="P147" style:family="paragraph" style:parent-style-name="Text_20_body" style:list-style-name="L7">
      <style:text-properties fo:font-weight="bold" officeooo:rsid="000c8d49" officeooo:paragraph-rsid="000c8d49" style:font-weight-asian="bold" style:font-weight-complex="bold"/>
    </style:style>
    <style:style style:name="P148" style:family="paragraph" style:parent-style-name="Text_20_body" style:list-style-name="L7">
      <style:text-properties fo:font-weight="bold" officeooo:rsid="000f1108" officeooo:paragraph-rsid="000f1108" style:font-weight-asian="bold" style:font-weight-complex="bold"/>
    </style:style>
    <style:style style:name="P149" style:family="paragraph" style:parent-style-name="Text_20_body" style:list-style-name="L8">
      <style:text-properties fo:font-weight="bold" officeooo:rsid="000f1108" officeooo:paragraph-rsid="000f1108" style:font-weight-asian="bold" style:font-weight-complex="bold"/>
    </style:style>
    <style:style style:name="P150" style:family="paragraph" style:parent-style-name="Text_20_body" style:list-style-name="L8">
      <style:text-properties fo:font-weight="bold" officeooo:rsid="00110b87" officeooo:paragraph-rsid="00110b87" style:font-weight-asian="bold" style:font-weight-complex="bold"/>
    </style:style>
    <style:style style:name="P151" style:family="paragraph" style:parent-style-name="Text_20_body" style:list-style-name="L8">
      <style:text-properties fo:font-weight="bold" officeooo:rsid="00134786" officeooo:paragraph-rsid="00134786" style:font-weight-asian="bold" style:font-weight-complex="bold"/>
    </style:style>
    <style:style style:name="P152" style:family="paragraph" style:parent-style-name="Text_20_body" style:list-style-name="L9">
      <style:text-properties fo:font-weight="bold" officeooo:rsid="001727d7" officeooo:paragraph-rsid="001727d7" style:font-weight-asian="bold" style:font-weight-complex="bold"/>
    </style:style>
    <style:style style:name="P153" style:family="paragraph" style:parent-style-name="Text_20_body" style:list-style-name="L10">
      <style:text-properties fo:font-weight="bold" officeooo:rsid="0060cd62" officeooo:paragraph-rsid="0060cd62" style:font-weight-asian="bold" style:font-weight-complex="bold"/>
    </style:style>
    <style:style style:name="P154" style:family="paragraph" style:parent-style-name="Text_20_body" style:list-style-name="L10">
      <style:text-properties fo:font-weight="bold" officeooo:rsid="00662d3d" officeooo:paragraph-rsid="00662d3d" style:font-weight-asian="bold" style:font-weight-complex="bold"/>
    </style:style>
    <style:style style:name="P155" style:family="paragraph" style:parent-style-name="Text_20_body" style:list-style-name="L10">
      <style:text-properties fo:font-weight="bold" officeooo:rsid="00a32e85" officeooo:paragraph-rsid="00a32e85" style:font-weight-asian="bold" style:font-weight-complex="bold"/>
    </style:style>
    <style:style style:name="P156" style:family="paragraph" style:parent-style-name="Text_20_body" style:list-style-name="L10">
      <style:text-properties fo:font-weight="bold" officeooo:rsid="00a449d6" officeooo:paragraph-rsid="00a449d6" style:font-weight-asian="bold" style:font-weight-complex="bold"/>
    </style:style>
    <style:style style:name="P157" style:family="paragraph" style:parent-style-name="Text_20_body" style:list-style-name="L10">
      <style:text-properties fo:font-weight="bold" officeooo:rsid="00a5dc94" officeooo:paragraph-rsid="00a5dc94" style:font-weight-asian="bold" style:font-weight-complex="bold"/>
    </style:style>
    <style:style style:name="P158" style:family="paragraph" style:parent-style-name="Text_20_body" style:list-style-name="L10">
      <style:text-properties fo:font-weight="bold" officeooo:rsid="00a92480" officeooo:paragraph-rsid="00a92480" style:font-weight-asian="bold" style:font-weight-complex="bold"/>
    </style:style>
    <style:style style:name="P159" style:family="paragraph" style:parent-style-name="Text_20_body" style:list-style-name="L10">
      <style:text-properties fo:font-weight="bold" officeooo:rsid="00b2caeb" officeooo:paragraph-rsid="00b2caeb" style:font-weight-asian="bold" style:font-weight-complex="bold"/>
    </style:style>
    <style:style style:name="P160" style:family="paragraph" style:parent-style-name="Text_20_body" style:list-style-name="L7">
      <style:text-properties fo:font-weight="normal" officeooo:rsid="000d7336" officeooo:paragraph-rsid="000d7336" style:font-weight-asian="normal" style:font-weight-complex="normal"/>
    </style:style>
    <style:style style:name="P161" style:family="paragraph" style:parent-style-name="Text_20_body" style:list-style-name="L10">
      <style:text-properties fo:font-weight="normal" officeooo:rsid="001bf23e" officeooo:paragraph-rsid="001bf23e" style:font-weight-asian="normal" style:font-weight-complex="normal"/>
    </style:style>
    <style:style style:name="P162" style:family="paragraph" style:parent-style-name="Text_20_body" style:list-style-name="L8">
      <style:text-properties officeooo:paragraph-rsid="00110b87"/>
    </style:style>
    <style:style style:name="P163" style:family="paragraph" style:parent-style-name="Text_20_body" style:list-style-name="L8">
      <style:text-properties officeooo:paragraph-rsid="00134786"/>
    </style:style>
    <style:style style:name="P164" style:family="paragraph" style:parent-style-name="Text_20_body" style:list-style-name="L8">
      <style:text-properties fo:font-style="italic" fo:font-weight="normal" officeooo:rsid="00153536" officeooo:paragraph-rsid="00153536" style:font-style-asian="italic" style:font-weight-asian="normal" style:font-style-complex="italic" style:font-weight-complex="normal"/>
    </style:style>
    <style:style style:name="P165" style:family="paragraph" style:parent-style-name="Text_20_body" style:list-style-name="L8">
      <style:text-properties fo:font-style="italic" fo:font-weight="normal" officeooo:rsid="00170c43" officeooo:paragraph-rsid="00170c43" style:font-style-asian="italic" style:font-weight-asian="normal" style:font-style-complex="italic" style:font-weight-complex="normal"/>
    </style:style>
    <style:style style:name="P166" style:family="paragraph" style:parent-style-name="Text_20_body" style:list-style-name="L10">
      <style:text-properties officeooo:paragraph-rsid="0020cab7"/>
    </style:style>
    <style:style style:name="P167" style:family="paragraph" style:parent-style-name="Text_20_body" style:list-style-name="L10">
      <style:text-properties officeooo:paragraph-rsid="00263d85"/>
    </style:style>
    <style:style style:name="P168" style:family="paragraph" style:parent-style-name="Text_20_body" style:list-style-name="L10">
      <style:text-properties officeooo:paragraph-rsid="002d6e9f"/>
    </style:style>
    <style:style style:name="P169" style:family="paragraph" style:parent-style-name="Text_20_body" style:list-style-name="L10">
      <style:text-properties officeooo:paragraph-rsid="0032bd41"/>
    </style:style>
    <style:style style:name="P170" style:family="paragraph" style:parent-style-name="Text_20_body" style:list-style-name="L10">
      <style:text-properties officeooo:paragraph-rsid="003765fe"/>
    </style:style>
    <style:style style:name="P171" style:family="paragraph" style:parent-style-name="Text_20_body" style:list-style-name="L10">
      <style:text-properties officeooo:paragraph-rsid="003d16ea"/>
    </style:style>
    <style:style style:name="P172" style:family="paragraph" style:parent-style-name="Text_20_body" style:list-style-name="L10">
      <style:text-properties officeooo:paragraph-rsid="005b1c07"/>
    </style:style>
    <style:style style:name="P173" style:family="paragraph" style:parent-style-name="Text_20_body" style:list-style-name="L10">
      <style:text-properties officeooo:paragraph-rsid="009ef83f"/>
    </style:style>
    <style:style style:name="P174" style:family="paragraph" style:parent-style-name="Text_20_body" style:list-style-name="L10">
      <style:text-properties officeooo:paragraph-rsid="00a51ff7"/>
    </style:style>
    <style:style style:name="P175" style:family="paragraph" style:parent-style-name="Text_20_body" style:list-style-name="L10">
      <style:text-properties officeooo:paragraph-rsid="00b5a7e2"/>
    </style:style>
    <style:style style:name="P176" style:family="paragraph" style:parent-style-name="Text_20_body" style:list-style-name="L10">
      <style:text-properties officeooo:paragraph-rsid="00bb0373"/>
    </style:style>
    <style:style style:name="P177" style:family="paragraph" style:parent-style-name="Text_20_body" style:list-style-name="L10">
      <style:text-properties officeooo:paragraph-rsid="00be8f11"/>
    </style:style>
    <style:style style:name="P178" style:family="paragraph" style:parent-style-name="Text_20_body" style:list-style-name="L10">
      <style:text-properties officeooo:paragraph-rsid="00bf61a5"/>
    </style:style>
    <style:style style:name="P179" style:family="paragraph" style:parent-style-name="Text_20_body" style:list-style-name="L10">
      <style:text-properties officeooo:paragraph-rsid="00c591e8"/>
    </style:style>
    <style:style style:name="P180" style:family="paragraph" style:parent-style-name="Text_20_body" style:list-style-name="L10">
      <style:text-properties officeooo:paragraph-rsid="00f02d21"/>
    </style:style>
    <style:style style:name="P181" style:family="paragraph" style:parent-style-name="Text_20_body" style:list-style-name="L10">
      <style:text-properties officeooo:paragraph-rsid="00f2293e"/>
    </style:style>
    <style:style style:name="P182" style:family="paragraph" style:parent-style-name="Text_20_body" style:list-style-name="L10">
      <style:text-properties officeooo:paragraph-rsid="00f43461"/>
    </style:style>
    <style:style style:name="P183" style:family="paragraph" style:parent-style-name="Text_20_body" style:list-style-name="L10">
      <style:text-properties officeooo:paragraph-rsid="00f5daf2"/>
    </style:style>
    <style:style style:name="P184" style:family="paragraph" style:parent-style-name="Text_20_body" style:list-style-name="L10">
      <style:text-properties officeooo:rsid="001bac4a" officeooo:paragraph-rsid="001bac4a"/>
    </style:style>
    <style:style style:name="P185" style:family="paragraph" style:parent-style-name="Text_20_body" style:list-style-name="L10">
      <style:text-properties fo:font-style="normal" fo:font-weight="bold" officeooo:rsid="002a8963" officeooo:paragraph-rsid="002a8963" style:font-style-asian="normal" style:font-weight-asian="bold" style:font-style-complex="normal" style:font-weight-complex="bold"/>
    </style:style>
    <style:style style:name="P186" style:family="paragraph" style:parent-style-name="Text_20_body" style:list-style-name="L10">
      <style:text-properties fo:font-style="normal" fo:font-weight="bold" officeooo:rsid="002baa57" officeooo:paragraph-rsid="002baa57" style:font-style-asian="normal" style:font-weight-asian="bold" style:font-style-complex="normal" style:font-weight-complex="bold"/>
    </style:style>
    <style:style style:name="P187" style:family="paragraph" style:parent-style-name="Text_20_body" style:list-style-name="L10">
      <style:text-properties fo:font-style="normal" fo:font-weight="bold" officeooo:rsid="002e80d6" officeooo:paragraph-rsid="002e80d6" style:font-style-asian="normal" style:font-weight-asian="bold" style:font-style-complex="normal" style:font-weight-complex="bold"/>
    </style:style>
    <style:style style:name="P188" style:family="paragraph" style:parent-style-name="Text_20_body" style:list-style-name="L10">
      <style:text-properties fo:font-style="normal" fo:font-weight="bold" officeooo:rsid="00408348" officeooo:paragraph-rsid="00408348" style:font-style-asian="normal" style:font-weight-asian="bold" style:font-style-complex="normal" style:font-weight-complex="bold"/>
    </style:style>
    <style:style style:name="P189" style:family="paragraph" style:parent-style-name="Text_20_body" style:list-style-name="L10">
      <style:text-properties fo:font-style="normal" fo:font-weight="bold" officeooo:rsid="0042e582" officeooo:paragraph-rsid="0042e582" style:font-style-asian="normal" style:font-weight-asian="bold" style:font-style-complex="normal" style:font-weight-complex="bold"/>
    </style:style>
    <style:style style:name="P190" style:family="paragraph" style:parent-style-name="Text_20_body" style:list-style-name="L10">
      <style:text-properties fo:font-style="normal" fo:font-weight="bold" officeooo:rsid="004468ab" officeooo:paragraph-rsid="004468ab" style:font-style-asian="normal" style:font-weight-asian="bold" style:font-style-complex="normal" style:font-weight-complex="bold"/>
    </style:style>
    <style:style style:name="P191" style:family="paragraph" style:parent-style-name="Text_20_body" style:list-style-name="L10">
      <style:text-properties fo:font-style="normal" fo:font-weight="bold" officeooo:rsid="0045b2a6" officeooo:paragraph-rsid="0045b2a6" style:font-style-asian="normal" style:font-weight-asian="bold" style:font-style-complex="normal" style:font-weight-complex="bold"/>
    </style:style>
    <style:style style:name="P192" style:family="paragraph" style:parent-style-name="Text_20_body" style:list-style-name="L10">
      <style:text-properties fo:font-style="normal" fo:font-weight="bold" officeooo:rsid="004688ae" officeooo:paragraph-rsid="004688ae" style:font-style-asian="normal" style:font-weight-asian="bold" style:font-style-complex="normal" style:font-weight-complex="bold"/>
    </style:style>
    <style:style style:name="P193" style:family="paragraph" style:parent-style-name="Text_20_body" style:list-style-name="L10">
      <style:text-properties fo:font-style="normal" fo:font-weight="bold" officeooo:rsid="0047c21c" officeooo:paragraph-rsid="004ad47f" style:font-style-asian="normal" style:font-weight-asian="bold" style:font-style-complex="normal" style:font-weight-complex="bold"/>
    </style:style>
    <style:style style:name="P194" style:family="paragraph" style:parent-style-name="Text_20_body" style:list-style-name="L10">
      <style:text-properties fo:font-style="normal" fo:font-weight="bold" officeooo:rsid="004c0408" officeooo:paragraph-rsid="004c0408" style:font-style-asian="normal" style:font-weight-asian="bold" style:font-style-complex="normal" style:font-weight-complex="bold"/>
    </style:style>
    <style:style style:name="P195" style:family="paragraph" style:parent-style-name="Text_20_body" style:list-style-name="L10">
      <style:text-properties fo:font-style="normal" fo:font-weight="bold" officeooo:rsid="004ca3fa" officeooo:paragraph-rsid="004ca3fa" style:font-style-asian="normal" style:font-weight-asian="bold" style:font-style-complex="normal" style:font-weight-complex="bold"/>
    </style:style>
    <style:style style:name="P196" style:family="paragraph" style:parent-style-name="Text_20_body" style:list-style-name="L10">
      <style:text-properties fo:font-style="normal" fo:font-weight="bold" officeooo:rsid="004ed3a6" officeooo:paragraph-rsid="004ed3a6" style:font-style-asian="normal" style:font-weight-asian="bold" style:font-style-complex="normal" style:font-weight-complex="bold"/>
    </style:style>
    <style:style style:name="P197" style:family="paragraph" style:parent-style-name="Text_20_body" style:list-style-name="L10">
      <style:text-properties officeooo:rsid="00be8f11" officeooo:paragraph-rsid="00be8f11"/>
    </style:style>
    <style:style style:name="P198" style:family="paragraph" style:parent-style-name="Text_20_body" style:list-style-name="L10">
      <style:text-properties officeooo:rsid="00c591e8" officeooo:paragraph-rsid="00c77d47"/>
    </style:style>
    <style:style style:name="P199" style:family="paragraph" style:parent-style-name="Text_20_body" style:list-style-name="L10">
      <style:text-properties officeooo:rsid="00dbaf0f" officeooo:paragraph-rsid="00dbaf0f"/>
    </style:style>
    <style:style style:name="T1" style:family="text">
      <style:text-properties fo:font-weight="normal" style:font-weight-asian="normal" style:font-weight-complex="normal"/>
    </style:style>
    <style:style style:name="T2" style:family="text">
      <style:text-properties fo:font-weight="normal" officeooo:rsid="000e5161" style:font-weight-asian="normal" style:font-weight-complex="normal"/>
    </style:style>
    <style:style style:name="T3" style:family="text">
      <style:text-properties fo:font-weight="normal" officeooo:rsid="000d7336" style:font-weight-asian="normal" style:font-weight-complex="normal"/>
    </style:style>
    <style:style style:name="T4" style:family="text">
      <style:text-properties fo:font-weight="normal" officeooo:rsid="000f1108" style:font-weight-asian="normal" style:font-weight-complex="normal"/>
    </style:style>
    <style:style style:name="T5" style:family="text">
      <style:text-properties fo:font-weight="normal" officeooo:rsid="00110b87" style:font-weight-asian="normal" style:font-weight-complex="normal"/>
    </style:style>
    <style:style style:name="T6" style:family="text">
      <style:text-properties fo:font-weight="normal" officeooo:rsid="00125c4f" style:font-weight-asian="normal" style:font-weight-complex="normal"/>
    </style:style>
    <style:style style:name="T7" style:family="text">
      <style:text-properties fo:font-weight="normal" officeooo:rsid="00134786" style:font-weight-asian="normal" style:font-weight-complex="normal"/>
    </style:style>
    <style:style style:name="T8" style:family="text">
      <style:text-properties fo:font-weight="normal" officeooo:rsid="0018f4c4" style:font-weight-asian="normal" style:font-weight-complex="normal"/>
    </style:style>
    <style:style style:name="T9" style:family="text">
      <style:text-properties fo:font-weight="normal" officeooo:rsid="007b5a84" style:font-weight-asian="normal" style:font-weight-complex="normal"/>
    </style:style>
    <style:style style:name="T10" style:family="text">
      <style:text-properties fo:font-weight="normal" officeooo:rsid="008384d4" style:font-weight-asian="normal" style:font-weight-complex="normal"/>
    </style:style>
    <style:style style:name="T11" style:family="text">
      <style:text-properties fo:font-weight="normal" officeooo:rsid="008be3e7" style:font-weight-asian="normal" style:font-weight-complex="normal"/>
    </style:style>
    <style:style style:name="T12" style:family="text">
      <style:text-properties fo:font-weight="normal" officeooo:rsid="008f725b" style:font-weight-asian="normal" style:font-weight-complex="normal"/>
    </style:style>
    <style:style style:name="T13" style:family="text">
      <style:text-properties fo:font-weight="normal" officeooo:rsid="0095659d" style:font-weight-asian="normal" style:font-weight-complex="normal"/>
    </style:style>
    <style:style style:name="T14" style:family="text">
      <style:text-properties fo:font-weight="normal" officeooo:rsid="009bbdde" style:font-weight-asian="normal" style:font-weight-complex="normal"/>
    </style:style>
    <style:style style:name="T15" style:family="text">
      <style:text-properties fo:font-weight="normal" officeooo:rsid="00d0d572" style:font-weight-asian="normal" style:font-weight-complex="normal"/>
    </style:style>
    <style:style style:name="T16" style:family="text">
      <style:text-properties fo:font-weight="bold" style:font-weight-asian="bold" style:font-weight-complex="bold"/>
    </style:style>
    <style:style style:name="T17" style:family="text">
      <style:text-properties fo:font-weight="bold" officeooo:rsid="000d7336" style:font-weight-asian="bold" style:font-weight-complex="bold"/>
    </style:style>
    <style:style style:name="T18" style:family="text">
      <style:text-properties fo:font-weight="bold" officeooo:rsid="000f1108" style:font-weight-asian="bold" style:font-weight-complex="bold"/>
    </style:style>
    <style:style style:name="T19" style:family="text">
      <style:text-properties fo:font-weight="bold" officeooo:rsid="00134786" style:font-weight-asian="bold" style:font-weight-complex="bold"/>
    </style:style>
    <style:style style:name="T20" style:family="text">
      <style:text-properties officeooo:rsid="00110b87"/>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italic" fo:font-weight="normal" officeooo:rsid="00134786" style:font-style-asian="italic" style:font-weight-asian="normal" style:font-style-complex="italic" style:font-weight-complex="normal"/>
    </style:style>
    <style:style style:name="T23" style:family="text">
      <style:text-properties fo:font-style="italic" fo:font-weight="normal" officeooo:rsid="00153536" style:font-style-asian="italic" style:font-weight-asian="normal" style:font-style-complex="italic" style:font-weight-complex="normal"/>
    </style:style>
    <style:style style:name="T24" style:family="text">
      <style:text-properties fo:font-style="italic" fo:font-weight="normal" officeooo:rsid="002528e7" style:font-style-asian="italic" style:font-weight-asian="normal" style:font-style-complex="italic" style:font-weight-complex="normal"/>
    </style:style>
    <style:style style:name="T25" style:family="text">
      <style:text-properties fo:font-style="italic" fo:font-weight="normal" officeooo:rsid="00295def" style:font-style-asian="italic" style:font-weight-asian="normal" style:font-style-complex="italic" style:font-weight-complex="normal"/>
    </style:style>
    <style:style style:name="T26" style:family="text">
      <style:text-properties fo:font-style="italic" fo:font-weight="normal" officeooo:rsid="002a488e" style:font-style-asian="italic" style:font-weight-asian="normal" style:font-style-complex="italic" style:font-weight-complex="normal"/>
    </style:style>
    <style:style style:name="T27" style:family="text">
      <style:text-properties fo:font-style="italic" fo:font-weight="normal" officeooo:rsid="002e1b5d" style:font-style-asian="italic" style:font-weight-asian="normal" style:font-style-complex="italic" style:font-weight-complex="normal"/>
    </style:style>
    <style:style style:name="T28" style:family="text">
      <style:text-properties fo:font-style="italic" fo:font-weight="normal" officeooo:rsid="002fbff7" style:font-style-asian="italic" style:font-weight-asian="normal" style:font-style-complex="italic" style:font-weight-complex="normal"/>
    </style:style>
    <style:style style:name="T29" style:family="text">
      <style:text-properties fo:font-style="italic" fo:font-weight="normal" officeooo:rsid="002fce64" style:font-style-asian="italic" style:font-weight-asian="normal" style:font-style-complex="italic" style:font-weight-complex="normal"/>
    </style:style>
    <style:style style:name="T30" style:family="text">
      <style:text-properties fo:font-style="italic" fo:font-weight="normal" officeooo:rsid="0031135c" style:font-style-asian="italic" style:font-weight-asian="normal" style:font-style-complex="italic" style:font-weight-complex="normal"/>
    </style:style>
    <style:style style:name="T31" style:family="text">
      <style:text-properties fo:font-style="italic" fo:font-weight="normal" officeooo:rsid="0032bd41" style:font-style-asian="italic" style:font-weight-asian="normal" style:font-style-complex="italic" style:font-weight-complex="normal"/>
    </style:style>
    <style:style style:name="T32" style:family="text">
      <style:text-properties fo:font-style="italic" fo:font-weight="normal" officeooo:rsid="00349898" style:font-style-asian="italic" style:font-weight-asian="normal" style:font-style-complex="italic" style:font-weight-complex="normal"/>
    </style:style>
    <style:style style:name="T33" style:family="text">
      <style:text-properties fo:font-style="italic" fo:font-weight="normal" officeooo:rsid="003936dd" style:font-style-asian="italic" style:font-weight-asian="normal" style:font-style-complex="italic" style:font-weight-complex="normal"/>
    </style:style>
    <style:style style:name="T34" style:family="text">
      <style:text-properties fo:font-style="italic" fo:font-weight="normal" officeooo:rsid="003765fe" style:font-style-asian="italic" style:font-weight-asian="normal" style:font-style-complex="italic" style:font-weight-complex="normal"/>
    </style:style>
    <style:style style:name="T35" style:family="text">
      <style:text-properties fo:font-style="italic" style:font-style-asian="italic" style:font-style-complex="italic"/>
    </style:style>
    <style:style style:name="T36" style:family="text">
      <style:text-properties fo:font-style="italic" officeooo:rsid="001d370f" style:font-style-asian="italic" style:font-style-complex="italic"/>
    </style:style>
    <style:style style:name="T37" style:family="text">
      <style:text-properties style:text-position="0% 100%" fo:font-weight="normal" style:font-weight-asian="normal" style:font-weight-complex="normal"/>
    </style:style>
    <style:style style:name="T38" style:family="text">
      <style:text-properties officeooo:rsid="0020cab7"/>
    </style:style>
    <style:style style:name="T39" style:family="text">
      <style:text-properties fo:font-style="normal" fo:font-weight="bold" officeooo:rsid="001d370f" style:font-style-asian="normal" style:font-weight-asian="bold" style:font-style-complex="normal" style:font-weight-complex="bold"/>
    </style:style>
    <style:style style:name="T40" style:family="text">
      <style:text-properties fo:font-style="normal" fo:font-weight="bold" officeooo:rsid="0020cab7" style:font-style-asian="normal" style:font-weight-asian="bold" style:font-style-complex="normal" style:font-weight-complex="bold"/>
    </style:style>
    <style:style style:name="T41" style:family="text">
      <style:text-properties fo:font-style="normal" fo:font-weight="bold" officeooo:rsid="002528e7" style:font-style-asian="normal" style:font-weight-asian="bold" style:font-style-complex="normal" style:font-weight-complex="bold"/>
    </style:style>
    <style:style style:name="T42" style:family="text">
      <style:text-properties fo:font-style="normal" fo:font-weight="bold" officeooo:rsid="00263d85" style:font-style-asian="normal" style:font-weight-asian="bold" style:font-style-complex="normal" style:font-weight-complex="bold"/>
    </style:style>
    <style:style style:name="T43" style:family="text">
      <style:text-properties fo:font-style="normal" fo:font-weight="bold" officeooo:rsid="00295def" style:font-style-asian="normal" style:font-weight-asian="bold" style:font-style-complex="normal" style:font-weight-complex="bold"/>
    </style:style>
    <style:style style:name="T44" style:family="text">
      <style:text-properties fo:font-style="normal" fo:font-weight="bold" officeooo:rsid="002c5641" style:font-style-asian="normal" style:font-weight-asian="bold" style:font-style-complex="normal" style:font-weight-complex="bold"/>
    </style:style>
    <style:style style:name="T45" style:family="text">
      <style:text-properties fo:font-style="normal" fo:font-weight="bold" officeooo:rsid="0032bd41" style:font-style-asian="normal" style:font-weight-asian="bold" style:font-style-complex="normal" style:font-weight-complex="bold"/>
    </style:style>
    <style:style style:name="T46" style:family="text">
      <style:text-properties fo:font-style="normal" fo:font-weight="bold" officeooo:rsid="00349898" style:font-style-asian="normal" style:font-weight-asian="bold" style:font-style-complex="normal" style:font-weight-complex="bold"/>
    </style:style>
    <style:style style:name="T47" style:family="text">
      <style:text-properties fo:font-style="normal" fo:font-weight="bold" officeooo:rsid="003765fe" style:font-style-asian="normal" style:font-weight-asian="bold" style:font-style-complex="normal" style:font-weight-complex="bold"/>
    </style:style>
    <style:style style:name="T48" style:family="text">
      <style:text-properties fo:font-style="normal" fo:font-weight="normal" officeooo:rsid="0020cab7" style:font-style-asian="normal" style:font-weight-asian="normal" style:font-style-complex="normal" style:font-weight-complex="normal"/>
    </style:style>
    <style:style style:name="T49" style:family="text">
      <style:text-properties fo:font-style="normal" fo:font-weight="normal" officeooo:rsid="00225e43" style:font-style-asian="normal" style:font-weight-asian="normal" style:font-style-complex="normal" style:font-weight-complex="normal"/>
    </style:style>
    <style:style style:name="T50" style:family="text">
      <style:text-properties fo:font-style="normal" fo:font-weight="normal" officeooo:rsid="00232f34" style:font-style-asian="normal" style:font-weight-asian="normal" style:font-style-complex="normal" style:font-weight-complex="normal"/>
    </style:style>
    <style:style style:name="T51" style:family="text">
      <style:text-properties fo:font-style="normal" fo:font-weight="normal" officeooo:rsid="00295def" style:font-style-asian="normal" style:font-weight-asian="normal" style:font-style-complex="normal" style:font-weight-complex="normal"/>
    </style:style>
    <style:style style:name="T52" style:family="text">
      <style:text-properties fo:font-style="normal" fo:font-weight="normal" officeooo:rsid="002c5641" style:font-style-asian="normal" style:font-weight-asian="normal" style:font-style-complex="normal" style:font-weight-complex="normal"/>
    </style:style>
    <style:style style:name="T53" style:family="text">
      <style:text-properties fo:font-style="normal" fo:font-weight="normal" officeooo:rsid="002d6e9f" style:font-style-asian="normal" style:font-weight-asian="normal" style:font-style-complex="normal" style:font-weight-complex="normal"/>
    </style:style>
    <style:style style:name="T54" style:family="text">
      <style:text-properties fo:font-style="normal" fo:font-weight="normal" officeooo:rsid="0032bd41" style:font-style-asian="normal" style:font-weight-asian="normal" style:font-style-complex="normal" style:font-weight-complex="normal"/>
    </style:style>
    <style:style style:name="T55" style:family="text">
      <style:text-properties fo:font-style="normal" fo:font-weight="normal" officeooo:rsid="0035ed68" style:font-style-asian="normal" style:font-weight-asian="normal" style:font-style-complex="normal" style:font-weight-complex="normal"/>
    </style:style>
    <style:style style:name="T56" style:family="text">
      <style:text-properties fo:font-style="normal" fo:font-weight="normal" officeooo:rsid="003765fe" style:font-style-asian="normal" style:font-weight-asian="normal" style:font-style-complex="normal" style:font-weight-complex="normal"/>
    </style:style>
    <style:style style:name="T57" style:family="text">
      <style:text-properties fo:font-style="normal" fo:font-weight="normal" officeooo:rsid="0038b454" style:font-style-asian="normal" style:font-weight-asian="normal" style:font-style-complex="normal" style:font-weight-complex="normal"/>
    </style:style>
    <style:style style:name="T58" style:family="text">
      <style:text-properties fo:font-style="normal" fo:font-weight="normal" officeooo:rsid="003936dd" style:font-style-asian="normal" style:font-weight-asian="normal" style:font-style-complex="normal" style:font-weight-complex="normal"/>
    </style:style>
    <style:style style:name="T59" style:family="text">
      <style:text-properties officeooo:rsid="002c5641"/>
    </style:style>
    <style:style style:name="T60" style:family="text">
      <style:text-properties officeooo:rsid="0032bd41"/>
    </style:style>
    <style:style style:name="T61" style:family="text">
      <style:text-properties style:text-line-through-style="solid" style:text-line-through-type="single"/>
    </style:style>
    <style:style style:name="T62" style:family="text">
      <style:text-properties style:text-line-through-style="solid" style:text-line-through-type="single" fo:font-style="normal" fo:font-weight="normal" officeooo:rsid="003936dd" style:font-style-asian="normal" style:font-weight-asian="normal" style:font-style-complex="normal" style:font-weight-complex="normal"/>
    </style:style>
    <style:style style:name="T63" style:family="text">
      <style:text-properties style:text-line-through-style="solid" style:text-line-through-type="single" fo:font-style="normal" fo:font-weight="normal" officeooo:rsid="0038b454" style:font-style-asian="normal" style:font-weight-asian="normal" style:font-style-complex="normal" style:font-weight-complex="normal"/>
    </style:style>
    <style:style style:name="T64" style:family="text">
      <style:text-properties style:text-line-through-style="solid" style:text-line-through-type="single" fo:font-style="normal" officeooo:rsid="00958fed" style:font-style-asian="normal" style:font-style-complex="normal"/>
    </style:style>
    <style:style style:name="T65" style:family="text">
      <style:text-properties style:text-line-through-style="solid" style:text-line-through-type="single" fo:font-style="italic" fo:font-weight="normal" officeooo:rsid="003936dd" style:font-style-asian="italic" style:font-weight-asian="normal" style:font-style-complex="italic" style:font-weight-complex="normal"/>
    </style:style>
    <style:style style:name="T66" style:family="text">
      <style:text-properties style:text-line-through-style="solid" style:text-line-through-type="single" officeooo:rsid="00aea614"/>
    </style:style>
    <style:style style:name="T67" style:family="text">
      <style:text-properties style:text-line-through-style="solid" style:text-line-through-type="single" officeooo:rsid="00aae723"/>
    </style:style>
    <style:style style:name="T68" style:family="text">
      <style:text-properties style:text-line-through-style="none" style:text-line-through-type="none"/>
    </style:style>
    <style:style style:name="T69" style:family="text">
      <style:text-properties style:text-line-through-style="none" style:text-line-through-type="none" fo:font-style="italic" fo:font-weight="normal" style:font-style-asian="italic" style:font-weight-asian="normal" style:font-style-complex="italic" style:font-weight-complex="normal"/>
    </style:style>
    <style:style style:name="T70" style:family="text">
      <style:text-properties style:text-line-through-style="none" style:text-line-through-type="none" fo:font-style="italic" fo:font-weight="normal" officeooo:rsid="003936dd" style:font-style-asian="italic" style:font-weight-asian="normal" style:font-style-complex="italic" style:font-weight-complex="normal"/>
    </style:style>
    <style:style style:name="T71" style:family="text">
      <style:text-properties style:text-line-through-style="none" style:text-line-through-type="none" fo:font-style="italic" fo:font-weight="normal" officeooo:rsid="003d2a5f" style:font-style-asian="italic" style:font-weight-asian="normal" style:font-style-complex="italic" style:font-weight-complex="normal"/>
    </style:style>
    <style:style style:name="T72" style:family="text">
      <style:text-properties style:text-line-through-style="none" style:text-line-through-type="none" fo:font-style="italic" fo:font-weight="normal" officeooo:rsid="003c2a22" style:font-style-asian="italic" style:font-weight-asian="normal" style:font-style-complex="italic" style:font-weight-complex="normal"/>
    </style:style>
    <style:style style:name="T73" style:family="text">
      <style:text-properties style:text-line-through-style="none" style:text-line-through-type="none" fo:font-style="italic" fo:font-weight="normal" officeooo:rsid="003f2095" style:font-style-asian="italic" style:font-weight-asian="normal" style:font-style-complex="italic" style:font-weight-complex="normal"/>
    </style:style>
    <style:style style:name="T74" style:family="text">
      <style:text-properties style:text-line-through-style="none" style:text-line-through-type="none" fo:font-style="italic" fo:font-weight="normal" officeooo:rsid="004ad47f" style:font-style-asian="italic" style:font-weight-asian="normal" style:font-style-complex="italic" style:font-weight-complex="normal"/>
    </style:style>
    <style:style style:name="T75" style:family="text">
      <style:text-properties style:text-line-through-style="none" style:text-line-through-type="none" fo:font-style="italic" fo:font-weight="normal" officeooo:rsid="004f8c5d" style:font-style-asian="italic" style:font-weight-asian="normal" style:font-style-complex="italic" style:font-weight-complex="normal"/>
    </style:style>
    <style:style style:name="T76" style:family="text">
      <style:text-properties style:text-line-through-style="none" style:text-line-through-type="none" fo:font-style="italic" fo:font-weight="normal" officeooo:rsid="0050a5e4" style:font-style-asian="italic" style:font-weight-asian="normal" style:font-style-complex="italic" style:font-weight-complex="normal"/>
    </style:style>
    <style:style style:name="T77" style:family="text">
      <style:text-properties style:text-line-through-style="none" style:text-line-through-type="none" fo:font-style="italic" fo:font-weight="normal" officeooo:rsid="0051842f" style:font-style-asian="italic" style:font-weight-asian="normal" style:font-style-complex="italic" style:font-weight-complex="normal"/>
    </style:style>
    <style:style style:name="T78" style:family="text">
      <style:text-properties style:text-line-through-style="none" style:text-line-through-type="none" fo:font-style="italic" fo:font-weight="normal" officeooo:rsid="00705e6a" style:font-style-asian="italic" style:font-weight-asian="normal" style:font-style-complex="italic" style:font-weight-complex="normal"/>
    </style:style>
    <style:style style:name="T79" style:family="text">
      <style:text-properties style:text-line-through-style="none" style:text-line-through-type="none" fo:font-style="italic" fo:font-weight="bold" officeooo:rsid="003d16ea" style:font-style-asian="italic" style:font-weight-asian="bold" style:font-style-complex="italic" style:font-weight-complex="bold"/>
    </style:style>
    <style:style style:name="T80" style:family="text">
      <style:text-properties style:text-line-through-style="none" style:text-line-through-type="none" fo:font-style="normal" fo:font-weight="normal" style:font-style-asian="normal" style:font-weight-asian="normal" style:font-style-complex="normal" style:font-weight-complex="normal"/>
    </style:style>
    <style:style style:name="T81" style:family="text">
      <style:text-properties style:text-line-through-style="none" style:text-line-through-type="none" fo:font-style="normal" fo:font-weight="normal" officeooo:rsid="003936dd" style:font-style-asian="normal" style:font-weight-asian="normal" style:font-style-complex="normal" style:font-weight-complex="normal"/>
    </style:style>
    <style:style style:name="T82" style:family="text">
      <style:text-properties style:text-line-through-style="none" style:text-line-through-type="none" fo:font-style="normal" fo:font-weight="normal" officeooo:rsid="003c2a22" style:font-style-asian="normal" style:font-weight-asian="normal" style:font-style-complex="normal" style:font-weight-complex="normal"/>
    </style:style>
    <style:style style:name="T83" style:family="text">
      <style:text-properties style:text-line-through-style="none" style:text-line-through-type="none" fo:font-style="normal" fo:font-weight="normal" officeooo:rsid="005b1c07" style:font-style-asian="normal" style:font-weight-asian="normal" style:font-style-complex="normal" style:font-weight-complex="normal"/>
    </style:style>
    <style:style style:name="T84" style:family="text">
      <style:text-properties style:text-line-through-style="none" style:text-line-through-type="none" fo:font-style="normal" fo:font-weight="normal" officeooo:rsid="005c00ea" style:font-style-asian="normal" style:font-weight-asian="normal" style:font-style-complex="normal" style:font-weight-complex="normal"/>
    </style:style>
    <style:style style:name="T85" style:family="text">
      <style:text-properties style:text-line-through-style="none" style:text-line-through-type="none" fo:font-style="normal" fo:font-weight="normal" officeooo:rsid="00626def" style:font-style-asian="normal" style:font-weight-asian="normal" style:font-style-complex="normal" style:font-weight-complex="normal"/>
    </style:style>
    <style:style style:name="T86" style:family="text">
      <style:text-properties style:text-line-through-style="none" style:text-line-through-type="none" fo:font-style="normal" fo:font-weight="normal" officeooo:rsid="006a14d4" style:font-style-asian="normal" style:font-weight-asian="normal" style:font-style-complex="normal" style:font-weight-complex="normal"/>
    </style:style>
    <style:style style:name="T87" style:family="text">
      <style:text-properties style:text-line-through-style="none" style:text-line-through-type="none" fo:font-style="normal" fo:font-weight="normal" officeooo:rsid="006bb101" style:font-style-asian="normal" style:font-weight-asian="normal" style:font-style-complex="normal" style:font-weight-complex="normal"/>
    </style:style>
    <style:style style:name="T88" style:family="text">
      <style:text-properties style:text-line-through-style="none" style:text-line-through-type="none" fo:font-style="normal" fo:font-weight="normal" officeooo:rsid="009ef83f" style:font-style-asian="normal" style:font-weight-asian="normal" style:font-style-complex="normal" style:font-weight-complex="normal"/>
    </style:style>
    <style:style style:name="T89" style:family="text">
      <style:text-properties style:text-line-through-style="none" style:text-line-through-type="none" fo:font-style="normal" fo:font-weight="normal" officeooo:rsid="009fc12f" style:font-style-asian="normal" style:font-weight-asian="normal" style:font-style-complex="normal" style:font-weight-complex="normal"/>
    </style:style>
    <style:style style:name="T90" style:family="text">
      <style:text-properties style:text-line-through-style="none" style:text-line-through-type="none" fo:font-style="normal" fo:font-weight="normal" officeooo:rsid="00a32e85" style:font-style-asian="normal" style:font-weight-asian="normal" style:font-style-complex="normal" style:font-weight-complex="normal"/>
    </style:style>
    <style:style style:name="T91" style:family="text">
      <style:text-properties style:text-line-through-style="none" style:text-line-through-type="none" fo:font-style="normal" fo:font-weight="normal" officeooo:rsid="00a4e774" style:font-style-asian="normal" style:font-weight-asian="normal" style:font-style-complex="normal" style:font-weight-complex="normal"/>
    </style:style>
    <style:style style:name="T92" style:family="text">
      <style:text-properties style:text-line-through-style="none" style:text-line-through-type="none" fo:font-style="normal" fo:font-weight="normal" officeooo:rsid="00a51ff7" style:font-style-asian="normal" style:font-weight-asian="normal" style:font-style-complex="normal" style:font-weight-complex="normal"/>
    </style:style>
    <style:style style:name="T93" style:family="text">
      <style:text-properties style:text-line-through-style="none" style:text-line-through-type="none" fo:font-style="normal" fo:font-weight="normal" officeooo:rsid="00a7d283" style:font-style-asian="normal" style:font-weight-asian="normal" style:font-style-complex="normal" style:font-weight-complex="normal"/>
    </style:style>
    <style:style style:name="T94" style:family="text">
      <style:text-properties style:text-line-through-style="none" style:text-line-through-type="none" fo:font-style="normal" fo:font-weight="normal" officeooo:rsid="00ae6faf" style:font-style-asian="normal" style:font-weight-asian="normal" style:font-style-complex="normal" style:font-weight-complex="normal"/>
    </style:style>
    <style:style style:name="T95" style:family="text">
      <style:text-properties style:text-line-through-style="none" style:text-line-through-type="none" fo:font-style="normal" fo:font-weight="normal" officeooo:rsid="00b46d03" style:font-style-asian="normal" style:font-weight-asian="normal" style:font-style-complex="normal" style:font-weight-complex="normal"/>
    </style:style>
    <style:style style:name="T96" style:family="text">
      <style:text-properties style:text-line-through-style="none" style:text-line-through-type="none" fo:font-style="normal" fo:font-weight="normal" officeooo:rsid="00b5a7e2" style:font-style-asian="normal" style:font-weight-asian="normal" style:font-style-complex="normal" style:font-weight-complex="normal"/>
    </style:style>
    <style:style style:name="T97" style:family="text">
      <style:text-properties style:text-line-through-style="none" style:text-line-through-type="none" fo:font-style="normal" fo:font-weight="normal" officeooo:rsid="00b734d6" style:font-style-asian="normal" style:font-weight-asian="normal" style:font-style-complex="normal" style:font-weight-complex="normal"/>
    </style:style>
    <style:style style:name="T98" style:family="text">
      <style:text-properties style:text-line-through-style="none" style:text-line-through-type="none" fo:font-style="normal" fo:font-weight="normal" officeooo:rsid="00b8060b" style:font-style-asian="normal" style:font-weight-asian="normal" style:font-style-complex="normal" style:font-weight-complex="normal"/>
    </style:style>
    <style:style style:name="T99" style:family="text">
      <style:text-properties style:text-line-through-style="none" style:text-line-through-type="none" fo:font-style="normal" fo:font-weight="normal" officeooo:rsid="00b9c745" style:font-style-asian="normal" style:font-weight-asian="normal" style:font-style-complex="normal" style:font-weight-complex="normal"/>
    </style:style>
    <style:style style:name="T100" style:family="text">
      <style:text-properties style:text-line-through-style="none" style:text-line-through-type="none" fo:font-style="normal" fo:font-weight="normal" officeooo:rsid="00baacf5" style:font-style-asian="normal" style:font-weight-asian="normal" style:font-style-complex="normal" style:font-weight-complex="normal"/>
    </style:style>
    <style:style style:name="T101" style:family="text">
      <style:text-properties style:text-line-through-style="none" style:text-line-through-type="none" fo:font-style="normal" fo:font-weight="normal" officeooo:rsid="00bcdaf4" style:font-style-asian="normal" style:font-weight-asian="normal" style:font-style-complex="normal" style:font-weight-complex="normal"/>
    </style:style>
    <style:style style:name="T102" style:family="text">
      <style:text-properties style:text-line-through-style="none" style:text-line-through-type="none" fo:font-style="normal" fo:font-weight="normal" officeooo:rsid="00bd53cc" style:font-style-asian="normal" style:font-weight-asian="normal" style:font-style-complex="normal" style:font-weight-complex="normal"/>
    </style:style>
    <style:style style:name="T103" style:family="text">
      <style:text-properties style:text-line-through-style="none" style:text-line-through-type="none" fo:font-style="normal" fo:font-weight="normal" officeooo:rsid="00be374f" style:font-style-asian="normal" style:font-weight-asian="normal" style:font-style-complex="normal" style:font-weight-complex="normal"/>
    </style:style>
    <style:style style:name="T104" style:family="text">
      <style:text-properties style:text-line-through-style="none" style:text-line-through-type="none" fo:font-style="normal" fo:font-weight="normal" officeooo:rsid="00bf61a5" style:font-style-asian="normal" style:font-weight-asian="normal" style:font-style-complex="normal" style:font-weight-complex="normal"/>
    </style:style>
    <style:style style:name="T105" style:family="text">
      <style:text-properties style:text-line-through-style="none" style:text-line-through-type="none" fo:font-style="normal" fo:font-weight="normal" officeooo:rsid="00c15e6d" style:font-style-asian="normal" style:font-weight-asian="normal" style:font-style-complex="normal" style:font-weight-complex="normal"/>
    </style:style>
    <style:style style:name="T106" style:family="text">
      <style:text-properties style:text-line-through-style="none" style:text-line-through-type="none" fo:font-style="normal" fo:font-weight="normal" officeooo:rsid="00c591e8" style:font-style-asian="normal" style:font-weight-asian="normal" style:font-style-complex="normal" style:font-weight-complex="normal"/>
    </style:style>
    <style:style style:name="T107" style:family="text">
      <style:text-properties style:text-line-through-style="none" style:text-line-through-type="none" fo:font-style="normal" fo:font-weight="normal" officeooo:rsid="00c77d47" style:font-style-asian="normal" style:font-weight-asian="normal" style:font-style-complex="normal" style:font-weight-complex="normal"/>
    </style:style>
    <style:style style:name="T108" style:family="text">
      <style:text-properties style:text-line-through-style="none" style:text-line-through-type="none" fo:font-style="normal" fo:font-weight="normal" officeooo:rsid="00dbaf0f" style:font-style-asian="normal" style:font-weight-asian="normal" style:font-style-complex="normal" style:font-weight-complex="normal"/>
    </style:style>
    <style:style style:name="T109" style:family="text">
      <style:text-properties style:text-line-through-style="none" style:text-line-through-type="none" fo:font-style="normal" fo:font-weight="normal" officeooo:rsid="00f02d21" style:font-style-asian="normal" style:font-weight-asian="normal" style:font-style-complex="normal" style:font-weight-complex="normal"/>
    </style:style>
    <style:style style:name="T110" style:family="text">
      <style:text-properties style:text-line-through-style="none" style:text-line-through-type="none" fo:font-style="normal" fo:font-weight="normal" officeooo:rsid="00f2293e" style:font-style-asian="normal" style:font-weight-asian="normal" style:font-style-complex="normal" style:font-weight-complex="normal"/>
    </style:style>
    <style:style style:name="T111" style:family="text">
      <style:text-properties style:text-line-through-style="none" style:text-line-through-type="none" fo:font-style="normal" fo:font-weight="normal" officeooo:rsid="00f38382" style:font-style-asian="normal" style:font-weight-asian="normal" style:font-style-complex="normal" style:font-weight-complex="normal"/>
    </style:style>
    <style:style style:name="T112" style:family="text">
      <style:text-properties style:text-line-through-style="none" style:text-line-through-type="none" fo:font-style="normal" fo:font-weight="normal" officeooo:rsid="00f5daf2" style:font-style-asian="normal" style:font-weight-asian="normal" style:font-style-complex="normal" style:font-weight-complex="normal"/>
    </style:style>
    <style:style style:name="T113" style:family="text">
      <style:text-properties style:text-line-through-style="none" style:text-line-through-type="none" fo:font-style="normal" fo:font-weight="normal" officeooo:rsid="00f67163" style:font-style-asian="normal" style:font-weight-asian="normal" style:font-style-complex="normal" style:font-weight-complex="normal"/>
    </style:style>
    <style:style style:name="T114" style:family="text">
      <style:text-properties style:text-line-through-style="none" style:text-line-through-type="none" fo:font-style="normal" fo:font-weight="bold" officeooo:rsid="003936dd" style:font-style-asian="normal" style:font-weight-asian="bold" style:font-style-complex="normal" style:font-weight-complex="bold"/>
    </style:style>
    <style:style style:name="T115" style:family="text">
      <style:text-properties style:text-line-through-style="none" style:text-line-through-type="none" fo:font-style="normal" fo:font-weight="bold" officeooo:rsid="003c2a22" style:font-style-asian="normal" style:font-weight-asian="bold" style:font-style-complex="normal" style:font-weight-complex="bold"/>
    </style:style>
    <style:style style:name="T116" style:family="text">
      <style:text-properties style:text-line-through-style="none" style:text-line-through-type="none" fo:font-style="normal" fo:font-weight="bold" officeooo:rsid="0051842f" style:font-style-asian="normal" style:font-weight-asian="bold" style:font-style-complex="normal" style:font-weight-complex="bold"/>
    </style:style>
    <style:style style:name="T117" style:family="text">
      <style:text-properties style:text-line-through-style="none" style:text-line-through-type="none" fo:font-style="normal" fo:font-weight="bold" officeooo:rsid="005b1c07" style:font-style-asian="normal" style:font-weight-asian="bold" style:font-style-complex="normal" style:font-weight-complex="bold"/>
    </style:style>
    <style:style style:name="T118" style:family="text">
      <style:text-properties style:text-line-through-style="none" style:text-line-through-type="none" fo:font-style="normal" fo:font-weight="bold" officeooo:rsid="009ef83f" style:font-style-asian="normal" style:font-weight-asian="bold" style:font-style-complex="normal" style:font-weight-complex="bold"/>
    </style:style>
    <style:style style:name="T119" style:family="text">
      <style:text-properties style:text-line-through-style="none" style:text-line-through-type="none" fo:font-style="normal" fo:font-weight="bold" officeooo:rsid="00a51ff7" style:font-style-asian="normal" style:font-weight-asian="bold" style:font-style-complex="normal" style:font-weight-complex="bold"/>
    </style:style>
    <style:style style:name="T120" style:family="text">
      <style:text-properties style:text-line-through-style="none" style:text-line-through-type="none" fo:font-style="normal" fo:font-weight="bold" officeooo:rsid="00b46d03" style:font-style-asian="normal" style:font-weight-asian="bold" style:font-style-complex="normal" style:font-weight-complex="bold"/>
    </style:style>
    <style:style style:name="T121" style:family="text">
      <style:text-properties style:text-line-through-style="none" style:text-line-through-type="none" fo:font-style="normal" fo:font-weight="bold" officeooo:rsid="00b5a7e2" style:font-style-asian="normal" style:font-weight-asian="bold" style:font-style-complex="normal" style:font-weight-complex="bold"/>
    </style:style>
    <style:style style:name="T122" style:family="text">
      <style:text-properties style:text-line-through-style="none" style:text-line-through-type="none" fo:font-style="normal" fo:font-weight="bold" officeooo:rsid="00b9c745" style:font-style-asian="normal" style:font-weight-asian="bold" style:font-style-complex="normal" style:font-weight-complex="bold"/>
    </style:style>
    <style:style style:name="T123" style:family="text">
      <style:text-properties style:text-line-through-style="none" style:text-line-through-type="none" fo:font-style="normal" fo:font-weight="bold" officeooo:rsid="00b734d6" style:font-style-asian="normal" style:font-weight-asian="bold" style:font-style-complex="normal" style:font-weight-complex="bold"/>
    </style:style>
    <style:style style:name="T124" style:family="text">
      <style:text-properties style:text-line-through-style="none" style:text-line-through-type="none" fo:font-style="normal" fo:font-weight="bold" officeooo:rsid="00bd53cc" style:font-style-asian="normal" style:font-weight-asian="bold" style:font-style-complex="normal" style:font-weight-complex="bold"/>
    </style:style>
    <style:style style:name="T125" style:family="text">
      <style:text-properties style:text-line-through-style="none" style:text-line-through-type="none" fo:font-style="normal" fo:font-weight="bold" officeooo:rsid="00f43461" style:font-style-asian="normal" style:font-weight-asian="bold" style:font-style-complex="normal" style:font-weight-complex="bold"/>
    </style:style>
    <style:style style:name="T126" style:family="text">
      <style:text-properties style:text-line-through-style="none" style:text-line-through-type="none" fo:font-style="normal" fo:font-weight="bold" officeooo:rsid="00f5daf2" style:font-style-asian="normal" style:font-weight-asian="bold" style:font-style-complex="normal" style:font-weight-complex="bold"/>
    </style:style>
    <style:style style:name="T127" style:family="text">
      <style:text-properties style:text-line-through-style="none" style:text-line-through-type="none" fo:font-style="normal" style:font-style-asian="normal" style:font-style-complex="normal"/>
    </style:style>
    <style:style style:name="T128" style:family="text">
      <style:text-properties style:text-line-through-style="none" style:text-line-through-type="none" fo:font-style="normal" officeooo:rsid="005c00ea" style:font-style-asian="normal" style:font-style-complex="normal"/>
    </style:style>
    <style:style style:name="T129" style:family="text">
      <style:text-properties style:text-line-through-style="none" style:text-line-through-type="none" fo:font-style="normal" officeooo:rsid="00626def" style:font-style-asian="normal" style:font-style-complex="normal"/>
    </style:style>
    <style:style style:name="T130" style:family="text">
      <style:text-properties style:text-line-through-style="none" style:text-line-through-type="none" fo:font-style="normal" officeooo:rsid="00958fed" style:font-style-asian="normal" style:font-style-complex="normal"/>
    </style:style>
    <style:style style:name="T131" style:family="text">
      <style:text-properties style:text-line-through-style="none" style:text-line-through-type="none" fo:font-style="normal" officeooo:rsid="00978108" style:font-style-asian="normal" style:font-style-complex="normal"/>
    </style:style>
    <style:style style:name="T132" style:family="text">
      <style:text-properties style:text-line-through-style="none" style:text-line-through-type="none" fo:font-style="normal" officeooo:rsid="00a51ff7" style:font-style-asian="normal" style:font-style-complex="normal"/>
    </style:style>
    <style:style style:name="T133" style:family="text">
      <style:text-properties style:text-line-through-style="none" style:text-line-through-type="none" fo:font-style="normal" officeooo:rsid="00a7d283" style:font-style-asian="normal" style:font-style-complex="normal"/>
    </style:style>
    <style:style style:name="T134" style:family="text">
      <style:text-properties style:text-line-through-style="none" style:text-line-through-type="none" fo:font-style="normal" officeooo:rsid="00aae723" style:font-style-asian="normal" style:font-style-complex="normal"/>
    </style:style>
    <style:style style:name="T135" style:family="text">
      <style:text-properties style:text-line-through-style="none" style:text-line-through-type="none" fo:font-style="normal" officeooo:rsid="00ae6faf" style:font-style-asian="normal" style:font-style-complex="normal"/>
    </style:style>
    <style:style style:name="T136" style:family="text">
      <style:text-properties style:text-line-through-style="none" style:text-line-through-type="none" fo:font-weight="normal" style:font-weight-asian="normal" style:font-weight-complex="normal"/>
    </style:style>
    <style:style style:name="T137" style:family="text">
      <style:text-properties style:text-line-through-style="none" style:text-line-through-type="none" fo:font-weight="normal" officeooo:rsid="0041fad4" style:font-weight-asian="normal" style:font-weight-complex="normal"/>
    </style:style>
    <style:style style:name="T138" style:family="text">
      <style:text-properties style:text-line-through-style="none" style:text-line-through-type="none" fo:font-weight="normal" officeooo:rsid="0043943f" style:font-weight-asian="normal" style:font-weight-complex="normal"/>
    </style:style>
    <style:style style:name="T139" style:family="text">
      <style:text-properties style:text-line-through-style="none" style:text-line-through-type="none" fo:font-weight="normal" officeooo:rsid="0049ab53" style:font-weight-asian="normal" style:font-weight-complex="normal"/>
    </style:style>
    <style:style style:name="T140" style:family="text">
      <style:text-properties style:text-line-through-style="none" style:text-line-through-type="none" fo:font-weight="normal" officeooo:rsid="004f8c5d" style:font-weight-asian="normal" style:font-weight-complex="normal"/>
    </style:style>
    <style:style style:name="T141" style:family="text">
      <style:text-properties style:text-line-through-style="none" style:text-line-through-type="none" officeooo:rsid="003c2a22"/>
    </style:style>
    <style:style style:name="T142" style:family="text">
      <style:text-properties style:text-line-through-style="none" style:text-line-through-type="none" officeooo:rsid="0041fad4"/>
    </style:style>
    <style:style style:name="T143" style:family="text">
      <style:text-properties style:text-line-through-style="none" style:text-line-through-type="none" officeooo:rsid="0043943f"/>
    </style:style>
    <style:style style:name="T144" style:family="text">
      <style:text-properties style:text-line-through-style="none" style:text-line-through-type="none" style:text-position="0% 100%" fo:font-style="normal" fo:font-weight="normal" officeooo:rsid="0070820a" style:font-style-asian="normal" style:font-weight-asian="normal" style:font-style-complex="normal" style:font-weight-complex="normal"/>
    </style:style>
    <style:style style:name="T145" style:family="text">
      <style:text-properties style:text-line-through-style="none" style:text-line-through-type="none" style:text-position="0% 100%" fo:font-style="normal" fo:font-weight="normal" officeooo:rsid="0071cabf" style:font-style-asian="normal" style:font-weight-asian="normal" style:font-style-complex="normal" style:font-weight-complex="normal"/>
    </style:style>
    <style:style style:name="T146" style:family="text">
      <style:text-properties style:text-line-through-style="none" style:text-line-through-type="none" style:font-name="Consolas" fo:font-style="normal" fo:font-weight="normal" officeooo:rsid="00baacf5" style:font-style-asian="normal" style:font-weight-asian="normal" style:font-style-complex="normal" style:font-weight-complex="normal"/>
    </style:style>
    <style:style style:name="T147" style:family="text">
      <style:text-properties style:text-line-through-style="none" style:text-line-through-type="none" style:font-name="Consolas" fo:font-style="normal" fo:font-weight="normal" officeooo:rsid="00b9c745" style:font-style-asian="normal" style:font-weight-asian="normal" style:font-style-complex="normal" style:font-weight-complex="normal"/>
    </style:style>
    <style:style style:name="T148" style:family="text">
      <style:text-properties style:text-line-through-style="none" style:text-line-through-type="none" style:font-name="Consolas" fo:font-style="normal" fo:font-weight="normal" officeooo:rsid="00c77d47" style:font-style-asian="normal" style:font-weight-asian="normal" style:font-style-complex="normal" style:font-weight-complex="normal"/>
    </style:style>
    <style:style style:name="T149" style:family="text">
      <style:text-properties officeooo:rsid="009a2a51"/>
    </style:style>
    <style:style style:name="T150" style:family="text">
      <style:text-properties officeooo:rsid="00ac1ac6"/>
    </style:style>
    <style:style style:name="T151" style:family="text">
      <style:text-properties officeooo:rsid="00ae0f08"/>
    </style:style>
    <style:style style:name="T152" style:family="text">
      <style:text-properties officeooo:rsid="00b05659"/>
    </style:style>
    <style:style style:name="T153" style:family="text">
      <style:text-properties officeooo:rsid="00b565da"/>
    </style:style>
    <style:style style:name="T154" style:family="text">
      <style:text-properties officeooo:rsid="00b5a7e2"/>
    </style:style>
    <style:style style:name="T155" style:family="text">
      <style:text-properties officeooo:rsid="00c67cd3"/>
    </style:style>
    <style:style style:name="T156" style:family="text">
      <style:text-properties officeooo:rsid="00c83da8"/>
    </style:style>
    <style:style style:name="T157" style:family="text">
      <style:text-properties officeooo:rsid="00d8680c"/>
    </style:style>
    <style:style style:name="T158" style:family="text">
      <style:text-properties officeooo:rsid="00defb25"/>
    </style:style>
    <style:style style:name="T159" style:family="text">
      <style:text-properties officeooo:rsid="00e3f286"/>
    </style:style>
    <style:style style:name="T160" style:family="text">
      <style:text-properties officeooo:rsid="00e6d784"/>
    </style:style>
    <style:style style:name="T161" style:family="text">
      <style:text-properties officeooo:rsid="00f02d21"/>
    </style:style>
    <style:style style:name="T162" style:family="text">
      <style:text-properties officeooo:rsid="00fb013a"/>
    </style:style>
    <style:style style:name="T163" style:family="text">
      <style:text-properties officeooo:rsid="01000cee"/>
    </style:style>
    <style:style style:name="T164" style:family="text">
      <style:text-properties officeooo:rsid="010b161b"/>
    </style:style>
    <style:style style:name="T165" style:family="text">
      <style:text-properties officeooo:rsid="01183c96"/>
    </style:style>
    <style:style style:name="T166" style:family="text">
      <style:text-properties officeooo:rsid="01220640"/>
    </style:style>
    <style:style style:name="T167" style:family="text">
      <style:text-properties officeooo:rsid="0125734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o Do List:</text:p>
      <text:p text:style-name="P11"/>
      <text:list xml:id="list1167792059" text:style-name="L1">
        <text:list-item>
          <text:p text:style-name="P13">M<text:span text:style-name="T150">inimum Viable Product</text:span></text:p>
        </text:list-item>
      </text:list>
      <text:list xml:id="list1170158062" text:style-name="L2">
        <text:list-item>
          <text:p text:style-name="P136">Building Armies, Fleets, Projects</text:p>
        </text:list-item>
        <text:list-item>
          <text:p text:style-name="P136">Earning Money, <text:span text:style-name="T154">Resources</text:span></text:p>
        </text:list-item>
        <text:list-item>
          <text:p text:style-name="P136">Basic Demographics</text:p>
        </text:list-item>
        <text:list-item>
          <text:p text:style-name="P15">Visualizable map, <text:span text:style-name="T66">Pathfinding</text:span></text:p>
        </text:list-item>
        <text:list-item>
          <text:p text:style-name="P137"><text:span text:style-name="T153">Moving, Fighting Armies and </text:span>Fleets</text:p>
          <text:list>
            <text:list-item>
              <text:p text:style-name="P139">Need to increase maintenance with unit size!</text:p>
            </text:list-item>
            <text:list-item>
              <text:p text:style-name="P142"><text:span text:style-name="T1">Need to be able to split off undersupplied units from a larger unitGroup. </text:span><text:span text:style-name="T15">Also, think about splitting off ships based on health.</text:span></text:p>
            </text:list-item>
            <text:list-item>
              <text:p text:style-name="P138">Armies, Fleets should not give maintenance while training.</text:p>
            </text:list-item>
          </text:list>
        </text:list-item>
        <text:list-item>
          <text:p text:style-name="P136">Resource Deficit Consequences</text:p>
          <text:list>
            <text:list-item>
              <text:p text:style-name="P140">Need to be able to re-enable projects.</text:p>
            </text:list-item>
            <text:list-item>
              <text:p text:style-name="P141">Need to make sure players can’t cheese re-enabling projects. Basically, once a project is re-enabled, it must wait a turn before it can start applying its effects.</text:p>
            </text:list-item>
            <text:list-item>
              <text:p text:style-name="P141">Need to make sure that modifiers are lost if a project is disabled.</text:p>
            </text:list-item>
          </text:list>
        </text:list-item>
      </text:list>
      <text:list xml:id="list145242927717727" text:continue-list="list1167792059" text:style-name="L1">
        <text:list-item>
          <text:p text:style-name="P16">Pre-Alpha</text:p>
        </text:list-item>
      </text:list>
      <text:list xml:id="list1230996068" text:style-name="L3">
        <text:list-item>
          <text:p text:style-name="P18"><text:span text:style-name="T67">D</text:span><text:span text:style-name="T61">isabling/</text:span>Foreclosures</text:p>
        </text:list-item>
        <text:list-item>
          <text:p text:style-name="P18">Trade, <text:span text:style-name="T152">Supply lines</text:span></text:p>
        </text:list-item>
        <text:list-item>
          <text:p text:style-name="P19">Bot, Passwords, Security</text:p>
        </text:list-item>
        <text:list-item>
          <text:p text:style-name="P20">Fog of War</text:p>
        </text:list-item>
        <text:list-item>
          <text:p text:style-name="P21">Game Information in Text Files</text:p>
        </text:list-item>
      </text:list>
      <text:list xml:id="list145242450487455" text:continue-list="list145242927717727" text:style-name="L1">
        <text:list-item>
          <text:p text:style-name="P22">A<text:span text:style-name="T151">lpha Release</text:span></text:p>
        </text:list-item>
      </text:list>
      <text:list xml:id="list3232535793" text:style-name="L4">
        <text:list-item>
          <text:p text:style-name="P143"><text:span text:style-name="T134">T</text:span><text:span text:style-name="T127">erritorial Supply</text:span></text:p>
        </text:list-item>
        <text:list-item>
          <text:p text:style-name="P23">Complex Demographics/Immigration</text:p>
        </text:list-item>
        <text:list-item>
          <text:p text:style-name="P143"><text:span text:style-name="T134">P</text:span><text:span text:style-name="T127">olicies</text:span></text:p>
        </text:list-item>
      </text:list>
      <text:list xml:id="list145241596606250" text:continue-list="list145242450487455" text:style-name="L1">
        <text:list-item>
          <text:p text:style-name="P24">Beta Release</text:p>
        </text:list-item>
      </text:list>
      <text:list xml:id="list4022080383" text:style-name="L5">
        <text:list-item>
          <text:p text:style-name="P25">Institutions</text:p>
        </text:list-item>
        <text:list-item>
          <text:p text:style-name="P25">Technology</text:p>
        </text:list-item>
      </text:list>
      <text:list xml:id="list145242628334962" text:continue-list="list145241596606250" text:style-name="L1">
        <text:list-item>
          <text:p text:style-name="P17"><text:soft-page-break/>a</text:p>
        </text:list-item>
      </text:list>
      <text:p text:style-name="P10"/>
      <text:p text:style-name="P10"/>
      <text:list xml:id="list2910049913" text:style-name="L6">
        <text:list-item>
          <text:p text:style-name="P144"><text:span text:style-name="T130">3/23/2020: New Year </text:span><text:span text:style-name="T64">and New Turn</text:span><text:span text:style-name="T130"> w</text:span><text:span text:style-name="T131">ith just</text:span><text:span text:style-name="T130"> nations and empty territories.</text:span></text:p>
        </text:list-item>
        <text:list-item>
          <text:p text:style-name="P14">3/23/2020: Buildable Game Objects. <text:span text:style-name="T149">(EDIT: Including building large armies)</text:span></text:p>
        </text:list-item>
        <text:list-item>
          <text:p text:style-name="P26">3/24/2020: Running out of money/resources, disabling projects and armies.</text:p>
        </text:list-item>
        <text:list-item>
          <text:p text:style-name="P27">4/16/2020: (Long-term) Supply and Resource reserves – storing a limited number of resources in province buildings, having supply connections from every province to the capital.</text:p>
        </text:list-item>
        <text:list-item>
          <text:p text:style-name="P14">4/22/2020: (Long-term) Complex recruitable population system (sex ratio, age, etc.)</text:p>
        </text:list-item>
      </text:list>
      <text:p text:style-name="P4">Modules</text:p>
      <text:p text:style-name="Horizontal_20_Line"/>
      <text:list xml:id="list4185191681" text:style-name="L7">
        <text:list-item>
          <text:p text:style-name="P147">GameObjects.py: <text:span text:style-name="T1">Contains all the object types used in the game. These include physical Game Objects (GameObject, Building, Ship, Unit, Infantry, Cavalry, Artillery), Abstract concepts (Dates) and Player Data (Player Objects, Nations, Client States/Trade Companies).</text:span></text:p>
          <text:list>
            <text:list-item>
              <text:p text:style-name="P160">Certain physical object data (Ship types, Infantry/Cavalry/Artillery Types) have default values as dictated by the Game Dictionary. In the savegame file, savegame admins may put in their own values (their own Game Dictionary data). For example, different types of military units, spaceships, etc.</text:p>
            </text:list-item>
          </text:list>
        </text:list-item>
        <text:list-item>
          <text:p text:style-name="P145"><text:span text:style-name="T17">Savegame File:</text:span><text:span text:style-name="T3"> </text:span><text:span text:style-name="T2">Contains the server ID, password, players, date, game dictionary (custom or default), and all player nations and nation data.</text:span></text:p>
        </text:list-item>
        <text:list-item>
          <text:p text:style-name="P148">Game Dictionary: <text:span text:style-name="T1">Contains all the game’s “blueprints”: i.e. available technologies, policies, armaments, buildings etc.</text:span></text:p>
        </text:list-item>
        <text:list-item>
          <text:p text:style-name="P146"><text:span text:style-name="T18">File Handling: </text:span><text:span text:style-name="T4">Saves and loads data to and from files, using recursive methods to turn complex objects to and from dictionaries, which can be stored in JSON files.</text:span></text:p>
        </text:list-item>
      </text:list>
      <text:p text:style-name="P5"/>
      <text:p text:style-name="P5"/>
      <text:p text:style-name="P1">Game Objects</text:p>
      <text:p text:style-name="Horizontal_20_Line"/>
      <text:list xml:id="list1618048131" text:style-name="L8">
        <text:list-item>
          <text:p text:style-name="P149">Nation: <text:span text:style-name="T1">The main object in a game, serves as a proxy for the player.</text:span></text:p>
        </text:list-item>
        <text:list-item>
          <text:p text:style-name="P149">Date: <text:span text:style-name="T1">Represents the current date </text:span><text:span text:style-name="T8">in-game.</text:span></text:p>
        </text:list-item>
        <text:list-item>
          <text:p text:style-name="P149">Game Object: <text:span text:style-name="T1">Any physical objects in the game world, i.e. buildings, Units (And armies), Ships (And fleets).</text:span></text:p>
          <text:list>
            <text:list-item>
              <text:p text:style-name="P150">Unit Group: <text:span text:style-name="T1">An army or fleet. Has a location, a number of either ships or different land divisions. Returns maintenance costs and finishes training or movement on new year.</text:span></text:p>
              <text:list>
                <text:list-item>
                  <text:p text:style-name="P162"><text:span text:style-name="T16">Division</text:span>: <text:span text:style-name="T20">H</text:span><text:span text:style-name="T1">as a number of men and </text:span><text:span text:style-name="T5">specific number of armaments. </text:span><text:span text:style-name="T6">Armaments have a cost, a movement speed, an attack and a defense.</text:span></text:p>
                </text:list-item>
                <text:list-item>
                  <text:p text:style-name="P151">Ship: <text:span text:style-name="T1">----- </text:span><text:span text:style-name="T23">Do I really need to explain this?</text:span></text:p>
                </text:list-item>
              </text:list>
            </text:list-item>
            <text:list-item>
              <text:p text:style-name="P163"><text:span text:style-name="T19">Building:</text:span><text:span text:style-name="T7"> ----- </text:span><text:span text:style-name="T22">If under construction, will have “Being Built” status and will be unusable</text:span></text:p>
            </text:list-item>
          </text:list>
        </text:list-item>
        <text:list-item>
          <text:p text:style-name="P151">Technology: <text:span text:style-name="T1">----- </text:span><text:span text:style-name="T21">Has a prerequisite(s), technology type and earliest year of discovery.</text:span></text:p>
        </text:list-item>
        <text:list-item>
          <text:p text:style-name="P151">Policy: <text:span text:style-name="T1">----- </text:span><text:span text:style-name="T21">Basically just has effects as well as a cost for implementing (and requirements for repealing depending on the policy type). Child objects will be different policy types.</text:span></text:p>
          <text:list>
            <text:list-item>
              <text:p text:style-name="P164">Tradition: Inherent to a nation, can be reformed out.</text:p>
            </text:list-item>
            <text:list-item>
              <text:p text:style-name="P164">Reform: Almost like a policy progression tree. Branch off into different ideologies with different effects.</text:p>
            </text:list-item>
            <text:list-item>
              <text:p text:style-name="P164">Law: Customizes a nation’s specialties.</text:p>
            </text:list-item>
            <text:list-item>
              <text:p text:style-name="P164">Emergency: Can be enacted in times of war, low stability, economic recession, etc.</text:p>
            </text:list-item>
          </text:list>
        </text:list-item>
        <text:list-item>
          <text:p text:style-name="P151">Loan: <text:span text:style-name="T1">---- </text:span><text:span text:style-name="T21">Will include interest rate, initial/remaining balance and strikes to foreclosure</text:span></text:p>
        </text:list-item>
        <text:list-item>
          <text:p text:style-name="P151">Population Group: <text:span text:style-name="T1">----- </text:span><text:span text:style-name="T21">Will include size, literacy, social class, unrest, assimilation, language and religion</text:span></text:p>
          <text:list>
            <text:list-item>
              <text:p text:style-name="P165">Slaves: Automatically suspends a player from Twitter</text:p>
            </text:list-item>
          </text:list>
        </text:list-item>
      </text:list>
      <text:p text:style-name="P8"/>
      <text:p text:style-name="P8"/>
      <text:p text:style-name="P6"/>
      <text:p text:style-name="P6"/>
      <text:p text:style-name="P2">Game Events</text:p>
      <text:p text:style-name="Horizontal_20_Line"/>
      <text:list xml:id="list1421640647" text:style-name="L9">
        <text:list-item>
          <text:p text:style-name="P152">On New Turn: <text:span text:style-name="T1">Whenever the turn advances by any number of months.</text:span></text:p>
        </text:list-item>
        <text:list-item>
          <text:p text:style-name="P152">On New Year: <text:span text:style-name="T37">Whenever the year changes, and how many year changes have occurred if multiple.</text:span></text:p>
        </text:list-item>
      </text:list>
      <text:p text:style-name="P7"/>
      <text:p text:style-name="P9"/>
      <text:p text:style-name="P3">Journal of Progress</text:p>
      <text:p text:style-name="Horizontal_20_Line"/>
      <text:list xml:id="list641748203" text:style-name="L10">
        <text:list-item>
          <text:p text:style-name="P184"><text:span text:style-name="T16">12/08:</text:span> I’ve finished the functions that create objects from dictionaries and vice versa. While I found online resources that helped me make basic functions, they did not allow me to perform operations with multi-level objects (objects with other objects as parameters) . Therefore I had to make heavy use of recursion to ensure every single piece of data in the object was translated correctly. I’m quite proud of the systems I’<text:span text:style-name="T38">ve</text:span> created.</text:p>
        </text:list-item>
        <text:list-item>
          <text:p text:style-name="P184"><text:span text:style-name="T16">12/13:</text:span> I’ve finished the buildings generation (life cycle) system, at least up until final creation. A building blueprint will be obtained from the Game Dictionary, and using the blueprint data the client nation will figure out if it can afford the project in terms of space, resource costs and technology requirements <text:span text:style-name="T16">(Add policy requirements)</text:span><text:span text:style-name="T1">. If the requirements are met, the building will be created using the building object constructor (__init__) method. This method has many default values, not all of which are used. This is because although the blueprint may have technology requirements as a key-index pair, this should not be turned into a parameter-value pair for the object itself since it is not needed and takes up too much space in the save file. I think I can work on the construction of army units now.</text:span></text:p>
        </text:list-item>
        <text:list-item>
          <text:p text:style-name="P161"><text:span text:style-name="T16">12/14:</text:span> I’ve done the same work that I did for 12/13, but for Armies. I’ve also begun figuring out a mapping system: My current plan is that the map will have physical provinces and abstract locations within them. For the system as a whole, provinces and their equivalents will be referred to as macro-locations and the abstract locations will be micro-locations<text:span text:style-name="T35">. </text:span><text:span text:style-name="T36">Before I do that, though, I’ve got to finish the combining and splitting methods for each army, the retrieve effects methods for armies and buildings, all the fleet methods, loans and population groups.</text:span></text:p>
        </text:list-item>
        <text:list-item>
          <text:p text:style-name="P166"><text:span text:style-name="T39">1</text:span><text:span text:style-name="T40">2/17:</text:span><text:span text:style-name="T48"> I </text:span><text:span text:style-name="T49">have begun work on the building effects. From an earlier concept, I have transformed the effects system into something I like quite a lot. When a building finishes completion, it will apply its completion effects immediately and its continuous effects once every turn. These applications come in the form of adding them to a d</text:span><text:span text:style-name="T50">ictionary</text:span><text:span text:style-name="T49"> of modifiers </text:span><text:span text:style-name="T50">sorted by effect category. A project will add its effects to the dictionary by retrieving them from its corresponding game dictionary blueprint, and every turn the nation will apply each effect/modifier from the dictionary. If an object transfers ownership, then its effects are transferred as well. “Monetary’ category effects will also include the total maintenance costs and revenue from all of the nation’s projects combined. In essence, each modifier in the dictionary is the sum total of all modifiers from all projects within a nation. </text:span><text:span text:style-name="T24">I still have to program the functions that retrieve effects for a project from their game dictionary blueprint.</text:span></text:p>
        </text:list-item>
        <text:list-item>
          <text:p text:style-name="P167"><text:span text:style-name="T41">1</text:span><text:span text:style-name="T42">2/18: </text:span><text:span text:style-name="T51">The effects system will work as follows: A nation will have a list of effects from projects and policies. When one of these is added/deleted from the nation, its effect will be added/deleted from the list, respectively. </text:span><text:span text:style-name="T43">Each effect will have “provincial or national”, “exponential or linear”, “Object” or “Demographic/Demographic range”, and “Effect and amount” parameters.</text:span><text:span text:style-name="T51"> Every object will have an “apply effects” method. For example, demographics apply changes to statistical growth rates, game objects apply modifiers to maintenance or object-specific parameters (e.g. attack/defense modifiers and supply necessity), </text:span><text:soft-page-break/><text:span text:style-name="T51">and nations add income. If a project is deleted/taken by another nation, then that project and its effect will be removed from the nation and whatever object it affected and, if applicable, transferred to the new owner. </text:span><text:span text:style-name="T25">I’m debating on whether a list of modifiers/effects is even needed. Perhaps “nation object”-specific modifiers can be stored within the nation like all other objects, the object effects can be stored in the game dictionary, and they </text:span><text:span text:style-name="T26">only get referenced when applying or removing them.</text:span></text:p>
        </text:list-item>
        <text:list-item>
          <text:p text:style-name="P185">12/29/2019: <text:span text:style-name="T1">Finished Effects system. Each object type has a number of modifiers that get affected by building effects.</text:span><text:span text:style-name="T21"> Need to add provincial (local) effects as well as basic population and resource mechanics in order to make a playable alpha version.</text:span></text:p>
        </text:list-item>
        <text:list-item>
          <text:p text:style-name="P186">1/<text:span text:style-name="T59">6</text:span>/2020:<text:span text:style-name="T1"> Building map system. Map is a series of nodes (locations) each either habitable or terrain. N</text:span><text:span text:style-name="T21">eed to add terrain types (e.g. prairie, grassland, forest, jungle etc. or star, planet, moon, asteroid belt etc.</text:span></text:p>
        </text:list-item>
        <text:list-item>
          <text:p text:style-name="P168"><text:span text:style-name="T44">1/7/2020:</text:span><text:span text:style-name="T52"> A nation will have a number of </text:span><text:span text:style-name="T53">territory</text:span><text:span text:style-name="T52"> within which are stored all the projects that the nation may own. If a project is removed from a </text:span><text:span text:style-name="T53">territory</text:span><text:span text:style-name="T52">, then its effects are transferred to the other nation, including local and nationwide effects. Each </text:span><text:span text:style-name="T53">territory</text:span><text:span text:style-name="T52"> will belong to a region defined by the map file, and any projects in the </text:span><text:span text:style-name="T53">region with local effects will affect every other territory in the region. </text:span><text:span text:style-name="T27">I need to 1) redo the onNewTurn and onNewYear methods for every nation, 2) Figure out regions and effects, 3) make the map and 4) make resource mechanics. </text:span></text:p>
        </text:list-item>
        <text:list-item>
          <text:p text:style-name="P187">1/1<text:span text:style-name="T60">1</text:span>/2020: <text:span text:style-name="T1">Redid the entire GameObjects.py code. Removed all turn advancing methods. </text:span><text:span text:style-name="T21">Need to add a mechanism for turns advancing and objects being affected by such a thing. Also need to add a way for UnitGroups to have movement queues, </text:span><text:span text:style-name="T29">custom game dictionary usage </text:span><text:span text:style-name="T30">and __str__ methods for objects</text:span><text:span text:style-name="T21">. </text:span><text:span text:style-name="T28">Also might want to add “process” objects.</text:span></text:p>
        </text:list-item>
        <text:list-item>
          <text:p text:style-name="P169"><text:span text:style-name="T45">1/12/2020:</text:span><text:span text:style-name="T54"> </text:span><text:span text:style-name="T55">Redid modifiers system so it is more ergonomic and aesthetically pleasing, created Util.combineDicts() method. </text:span><text:span text:style-name="T54">Determined that relevant new turn processes include projects being built and the effects cycle (project completion effects are passed to the location, and then to the nation and then to all relevant objects within the nation for application or removal); unit groups mobilizing, moving or being built; international or intranational transactions and the accumulation of resources. </text:span><text:span text:style-name="T31">Will add resources as a game mechanic, where provinces have a maximum number of resources per turn, buildings increase the amount of those resources per turn that can be “mined” by the nation out of the maximum, and projects/unit groups/armaments cost resources to build. </text:span><text:span text:style-name="T32">Also need to figure out the paths between graph vertices for the map</text:span></text:p>
        </text:list-item>
        <text:list-item>
          <text:p text:style-name="P170"><text:span text:style-name="T46">1/</text:span><text:span text:style-name="T47">13/2020:</text:span><text:span text:style-name="T56"> Started coding in the effects cycle. </text:span><text:span text:style-name="T57">Also began conceptualizing a system for transporting armies across fleet-traversable territories, </text:span><text:span text:style-name="T58">involving the storage of embarked armies in fleets as a list</text:span><text:span text:style-name="T57">. </text:span><text:span text:style-name="T62">Right now I’m considering moving the storage of armies from the nation object to territory objects</text:span><text:span text:style-name="T63">.</text:span><text:span text:style-name="T70"> (Edit: This would be infeasible because armies from different nations can be in another nation’s territory in war or other circumstances.)</text:span><text:span text:style-name="T81"> Things are going quite smoothly!</text:span><text:span text:style-name="T56"> </text:span><text:span text:style-name="T34">Need to do New Years processes </text:span><text:span text:style-name="T33">and project initialization</text:span><text:span text:style-name="T34">. </text:span><text:span text:style-name="T65">Considering moving the nation to a provinces-based system</text:span></text:p>
        </text:list-item>
        <text:list-item>
          <text:p text:style-name="P171"><text:soft-page-break/><text:span text:style-name="T114">1/</text:span><text:span text:style-name="T115">14/2020: </text:span><text:span text:style-name="T82">Finished the basic effects cycle. </text:span><text:span text:style-name="T79">Next on list is making a project purchasing system, then doing mapping and finally doing new year processes. </text:span><text:span text:style-name="T73">Don’t need to add resources first, can just assume that they are implemented when calculating costs until after the above are finished.</text:span><text:span text:style-name="T79"> </text:span><text:span text:style-name="T72">Need to add local effects a</text:span><text:span text:style-name="T71">nd</text:span><text:span text:style-name="T72"> resources.</text:span></text:p>
        </text:list-item>
        <text:list-item>
          <text:p text:style-name="P188"><text:span text:style-name="T141">1/</text:span><text:span text:style-name="T68">15/2020: </text:span><text:span text:style-name="T136">Movement Queue can wait until post-alpha. </text:span><text:span text:style-name="T137">Added resources to provinces, realized I already accounted for them in calculating project costs.</text:span></text:p>
        </text:list-item>
        <text:list-item>
          <text:p text:style-name="P189"><text:span text:style-name="T142">1/</text:span><text:span text:style-name="T68">16/2020: </text:span><text:span text:style-name="T136">Designed mapping automation system. Each node in a map file will be listed in a json dictionary, including both node details and </text:span><text:span text:style-name="T138">the names of bordering nodes with edge weights attached. The automation system will take a text file of all nodes and automatically connect all of them.</text:span></text:p>
        </text:list-item>
        <text:list-item>
          <text:p text:style-name="P190"><text:span text:style-name="T143">1/</text:span><text:span text:style-name="T68">18/2020:</text:span><text:span text:style-name="T136"> Made method for a nation to buy an affordable project, subtracting costs and passing the project information to the territory it will be built in. Reorganized territories system, parent territory object has all the real methods and a territory is either claimable by nations or not. Sea and Land territories will be used to organize embarking/disembarking of armies.</text:span><text:span text:style-name="T69"> Need to finish buildProject method for territories, which will either place a project that is being built in the location or will return a unit group that is in training to the nation. Need to be able to cancel or delete projects and transfer territories.</text:span></text:p>
        </text:list-item>
        <text:list-item>
          <text:p text:style-name="P191"><text:span text:style-name="T68">1/19/2020: </text:span><text:span text:style-name="T136">Finished project building system. </text:span></text:p>
        </text:list-item>
        <text:list-item>
          <text:p text:style-name="P192"><text:span text:style-name="T68">1/20/2020: </text:span><text:span text:style-name="T136">Finished territory transfer system. </text:span><text:span text:style-name="T69">Need to apply effects to demographics .Post-alpha: Need to add new overlord effects to demographics.</text:span></text:p>
        </text:list-item>
        <text:list-item>
          <text:p text:style-name="P193"><text:span text:style-name="T68">1/26/2020: </text:span><text:span text:style-name="T136">Started and finished the automatic mapping system over the past week. </text:span><text:span text:style-name="T139">Also fixed some issues with the dictionary transforming system. Maps can now be made into dictionaries and vice versa.</text:span><text:span text:style-name="T136"> </text:span><text:span text:style-name="T69">Need to consider implementation </text:span><text:span text:style-name="T74">of maps</text:span><text:span text:style-name="T69"> with the rest of the program as well as the other features.</text:span></text:p>
        </text:list-item>
        <text:list-item>
          <text:p text:style-name="P194"><text:span text:style-name="T68">1/30/2020: </text:span><text:span text:style-name="T136">Got back to work on the program. New unit movement system is in place, realized that Util.isWithin() and potentially Util.isSufficient() are obsolete. </text:span><text:span text:style-name="T69">Need to perform more house cleaning to ensure program is internally consistent and up to date before final stretch.</text:span></text:p>
        </text:list-item>
        <text:list-item>
          <text:p text:style-name="P195"><text:span text:style-name="T68">2/4/2020: </text:span><text:span text:style-name="T69">Need to make methods to get project maintenance and add to NewYearEffects, which will be passed up to the nation.</text:span></text:p>
        </text:list-item>
        <text:list-item>
          <text:p text:style-name="P196"><text:span text:style-name="T68">2/12/2020: </text:span><text:span text:style-name="T136">Finished onNewYear for territories &amp; complete retrieval </text:span><text:span text:style-name="T140">in Nation object. </text:span><text:span text:style-name="T75">Now need to apply all territorial effects to the nation &amp; get newYear effects from UnitGroups. </text:span><text:span text:style-name="T76">Should also take time to clean up code, make it far more readable. </text:span><text:span text:style-name="T77">Also need to account for having too few resources. If resource amount = 0, all projects that require that resource stop functioning, and all units that require that resource get a massive debuff.</text:span></text:p>
        </text:list-item>
        <text:list-item>
          <text:p text:style-name="P172"><text:span text:style-name="T116">2/</text:span><text:span text:style-name="T117">19/2020: </text:span><text:span text:style-name="T83">When building a project, the target territory now must fulfill territorial requirements to be buil</text:span><text:span text:style-name="T84">t.</text:span></text:p>
        </text:list-item>
        <text:list-item>
          <text:p text:style-name="P153"><text:soft-page-break/><text:span text:style-name="T128">2/</text:span><text:span text:style-name="T127">20/2020: </text:span><text:span text:style-name="T80">Slightly modified the newArmyNames function to account for different forces within the national Unit Groups list. </text:span><text:span text:style-name="T85">Added isEconomyAfloat, function used to know when to take out a loan or when resources are at a shortage.</text:span></text:p>
        </text:list-item>
        <text:list-item>
          <text:p text:style-name="P154"><text:span text:style-name="T129">2/</text:span><text:span text:style-name="T127">22/2020: </text:span><text:span text:style-name="T144">Heavily redesigned UnitGroups along a more object-oriented and inheritence-based approach. </text:span><text:span text:style-name="T145">All of them now have a “Composition” parameter and are built around that. Composition includes all divisions and units within those. </text:span><text:span text:style-name="T80">Slightly modified building costs by putting all of them in separate dictionaries in gameDict data. Will make maintenance costs their own dictionary. </text:span><text:span text:style-name="T86">Replaced getMaintenance() with getCosts() for redoing costs mechanics. </text:span><text:span text:style-name="T87">Self.status is now a general indication of the operational status of a GameObject. </text:span><text:span text:style-name="T78">Need to finish checkEconomicStability().</text:span></text:p>
        </text:list-item>
        <text:list-item>
          <text:p text:style-name="P28">2/28/2020: <text:span text:style-name="T9">Designed a SaveGame object to handle all highest-level (international and above) ingame events.</text:span></text:p>
        </text:list-item>
        <text:list-item>
          <text:p text:style-name="P29">2/29/2020: <text:span text:style-name="T1">Now have a “Test” Savegame that I can use to test the game systems.</text:span></text:p>
        </text:list-item>
        <text:list-item>
          <text:p text:style-name="P30">3/4/2020: <text:span text:style-name="T1">Having not updated the journal for some days, I’ll fill in the progress here. “Test” savegame now has its own map </text:span><text:span text:style-name="T10">and dictionary</text:span><text:span text:style-name="T1">, bugs with map creation have been fixed, </text:span><text:span text:style-name="T10">and I should be able to test several features.</text:span></text:p>
        </text:list-item>
        <text:list-item>
          <text:p text:style-name="P31">3/7/2020:<text:span text:style-name="T1"> MAJOR BUG: When creating a map automatically, the edges are the same for every single vertex. It turns out that the last vertex’s distances to each of the other vertices is the same as every one of the edges, meaning that the edges for each vertex are just the last vertex’s edges at the end.</text:span></text:p>
        </text:list-item>
        <text:list-item>
          <text:p text:style-name="P32">3/8/2020: <text:span text:style-name="T1">MAJOR BUG FIXED! Vertex object initially had default value “{}” for edges attribute, did not work because all vertices shared one dictionary at one address in memory. Need to comment through the Mapping file and get back to work on testing.</text:span></text:p>
        </text:list-item>
        <text:list-item>
          <text:p text:style-name="P33">3/12/2020: <text:span text:style-name="T1">Testing system now has a working Vertex-to-Territory system, can soon start working on the test game dictionary and testing nation abilities and functions.</text:span></text:p>
        </text:list-item>
        <text:list-item>
          <text:p text:style-name="P34">3/13/2020: <text:span text:style-name="T1">Test Game can build projects, </text:span><text:span text:style-name="T11">finish them and apply their effects. </text:span><text:span text:style-name="T12">It can also deduct maintenance and resource costs as well as gain resources and income over time.</text:span></text:p>
        </text:list-item>
        <text:list-item>
          <text:p text:style-name="P35">3/14/2020: <text:span text:style-name="T1">Test Game can now buy armies, but money is not going down so we need to see about that.</text:span></text:p>
        </text:list-item>
        <text:list-item>
          <text:p text:style-name="P36">3/15/2020: <text:span text:style-name="T1">Money growth has been fixed!</text:span></text:p>
        </text:list-item>
        <text:list-item>
          <text:p text:style-name="P36">3/16/2020: <text:span text:style-name="T13">Rewriting most of the project to use less savegame data and to fix major bugs.</text:span></text:p>
        </text:list-item>
        <text:list-item>
          <text:p text:style-name="P37">3/23/2020:<text:span text:style-name="T1"> Re-familiarized myself with the bot, set some short-term goals.</text:span></text:p>
        </text:list-item>
        <text:list-item>
          <text:p text:style-name="P38">3/27/2020:<text:span text:style-name="T1"> </text:span><text:span text:style-name="T14">Finished project buying and placement in target territory</text:span><text:span text:style-name="T1">, </text:span><text:span text:style-name="T14">s</text:span><text:span text:style-name="T1">et up some basic GameObject features like status processes.</text:span></text:p>
        </text:list-item>
        <text:list-item>
          <text:p text:style-name="P39">3/30/2020: <text:span text:style-name="T1">Finished basic onNewTurn for game objects and territories, need to construct entire NewTurn and NewYear systems.</text:span></text:p>
        </text:list-item>
        <text:list-item>
          <text:p text:style-name="P40"><text:soft-page-break/>4/11/2020: <text:span text:style-name="T1">Added more to skeleton onNewTurn function, buildings now finish building when their completion date has passed.</text:span></text:p>
        </text:list-item>
        <text:list-item>
          <text:p text:style-name="P173"><text:span text:style-name="T118">4/16/2020: </text:span><text:span text:style-name="T88">Need to define onNewYear results. During a new year, onNewTurn processes will be done. In addition, demographics will change size and unrest levels, nation will get resource income, loans will demand payment. </text:span><text:span text:style-name="T89">This is all represented by an onNewYear dictionary, which doesn’t have project effects for that turn (that’s handled by onNewTurn), instead it returns a dictionary of all resource incomes, </text:span><text:span text:style-name="T90">maintenances, etc. </text:span></text:p>
        </text:list-item>
        <text:list-item>
          <text:p text:style-name="P155"><text:span text:style-name="T127">4/16/2020 cont.: </text:span><text:span text:style-name="T80">onNewYear is going nicely, but just remembered why newYearEffects is a good field for a gameObject: It saves revenues, incomes etc. and therefore saves calculation time. Change newYearEffects when a project is added, changes status or is removed, or if a Demographic changes. Basically, change newYearEffects whenever an event occurs in the territory.</text:span></text:p>
        </text:list-item>
        <text:list-item>
          <text:p text:style-name="P156"><text:span text:style-name="T127">4/17/2020: </text:span><text:span text:style-name="T91">Did more onNewYear work. Territories now send resource revenue and maintenance costs up to their owner nation, and those are processed by the nation. Also, when adding a nation to a savegame, they automatically get modifiers for all of the defined resources in the savegame’s dictionary. Also, </text:span><text:span text:style-name="T80">ecided against newYearEffects as an attribute. Game is not constantly running, so a short delay is fine for new year events.</text:span></text:p>
        </text:list-item>
        <text:list-item>
          <text:p text:style-name="P174"><text:span text:style-name="T119">4/20/2020:</text:span><text:span text:style-name="T92"> Started on the basics of the UnitGroup system: If possible, a Unit Group is made with a composition consisting of exactly one division. Also fixed a bug that made it so that bureaucratic space didn’t go down after a project was completed. Need to consider modifying applyEffects such that bureaucratic efficiency modifiers are added to the actual values rather than just kept in modifiers.</text:span></text:p>
        </text:list-item>
        <text:list-item>
          <text:p text:style-name="P157"><text:span text:style-name="T132">4/</text:span><text:span text:style-name="T127">22/2020: </text:span><text:span text:style-name="T80">Added some more UnitGroup stuff, mainly a decrease in the local population. Each demographic loses a number of </text:span><text:span text:style-name="T93">population based on its local recruitable population. The recruitable population calculation is something I’m going to work on even further, taking into account things like sex ratio.</text:span></text:p>
        </text:list-item>
        <text:list-item>
          <text:p text:style-name="P158"><text:span text:style-name="T133">4/</text:span><text:span text:style-name="T127">24/2020: </text:span><text:span text:style-name="T80">Started on map-to-imagefile method (toImage) and its working well! </text:span><text:span text:style-name="T94">For future reference: Maps should only show territories, ownership, edges and possibly names/ID and terrain. All other information should be in text files.</text:span></text:p>
        </text:list-item>
        <text:list-item>
          <text:p text:style-name="P159"><text:span text:style-name="T135">4/</text:span><text:span text:style-name="T127">30/2020: </text:span><text:span text:style-name="T80">Finished the pathfinding algorithm! Map can use A* algorithm to calculate the shortest path between vertices, as well as print an image of the path if it wishes to. </text:span><text:span text:style-name="T95">I do need to be able to make the path image overlay on top of the original map, but other than that it works perfectly!</text:span></text:p>
        </text:list-item>
        <text:list-item>
          <text:p text:style-name="P175"><text:span text:style-name="T120">5/</text:span><text:span text:style-name="T121">7/2020: </text:span><text:span text:style-name="T96">D</text:span><text:span text:style-name="T99">e</text:span><text:span text:style-name="T97">cided on the inclusion of time-based </text:span><text:span text:style-name="T98">(“Temporary”)</text:span><text:span text:style-name="T97"> modifiers</text:span><text:span text:style-name="T96">. Also decided that for now, demographics will only gain unrest if they are at a deficit of resources, a building in their territory is </text:span><text:span text:style-name="T97">foreclosed or the country is at war, and will lose unrest if a new building is built, more resources than they need are coming in or in storage.</text:span></text:p>
        </text:list-item>
        <text:list-item>
          <text:p text:style-name="P176"><text:soft-page-break/><text:span text:style-name="T123">5/</text:span><text:span text:style-name="T122">11/2020: </text:span><text:span text:style-name="T99">When an object is disabled from lack of resources, its name (and territory, if applicable) will be stored in a temporary modifier key with the format </text:span><text:span text:style-name="T100">below. The object will then get the “Disabled” status and not send in its maintenance costs as long as it is disabled. If the nation automatically gets enough resources to afford at least one of the disabled objects again </text:span><text:span text:style-name="T101">(including gaining enough resources for a re-enabling before a new year begins)</text:span><text:span text:style-name="T100">, then it will enable the costliest object </text:span><text:span text:style-name="T101">that is less expensive than the amount regained.</text:span><text:span text:style-name="T100">.</text:span><text:span text:style-name="T99"> </text:span></text:p>
          <text:p text:style-name="P176"><text:span text:style-name="T147">Nation.modifiers[“National”][“Temporary”][f”{resource}-lacking objects”] = </text:span><text:span text:style-name="T146">{</text:span><text:span text:style-name="T147">f”{territory}:{projectName}”: </text:span><text:span text:style-name="T146">resource cost</text:span><text:span text:style-name="T147">, f”ARMY:{projectName}”: </text:span><text:span text:style-name="T146">resource cost}</text:span></text:p>
        </text:list-item>
        <text:list-item>
          <text:p text:style-name="P177"><text:span text:style-name="T124">5/27/2020:</text:span><text:span text:style-name="T102"> </text:span></text:p>
          <text:list>
            <text:list-item>
              <text:p text:style-name="P197"><text:span text:style-name="T102">W</text:span><text:span text:style-name="T80">ill add a new Settings parameter to the Nation object including user-toggled settings, such as “Armies prioritized for disabling”.</text:span></text:p>
            </text:list-item>
            <text:list-item>
              <text:p text:style-name="P177"><text:span text:style-name="T102">Choosing which objects to disable works like this: A list of projects and unit groups is compiled that all require a resource that is in deficit. More expensive projects will be disabled before less expensive projects, projects that bring in little or no revenue will be disabled before projects that bring in a large proportion of revenue, smaller unit groups will be disabled before larger unit groups, and more resource-intensive unit groups will be disabled before less resource-intensive unit groups. If a unit group requires a resource that is not available, the division of that group requiring that resource will be split off and disabled, or “abandoned”. Whether Projects or Armies are disabled first </text:span><text:span text:style-name="T103">is set by the player.</text:span></text:p>
            </text:list-item>
          </text:list>
        </text:list-item>
        <text:list-item>
          <text:p text:style-name="P41">5/28/2020:</text:p>
          <text:list>
            <text:list-item>
              <text:p text:style-name="P178"><text:span text:style-name="T104">Began real work on disabling algorithm. So far, added loop to delete objects with break conditions, </text:span><text:span text:style-name="T105">have empty loop that will add all disable-able objects to a dictionary.</text:span></text:p>
            </text:list-item>
          </text:list>
        </text:list-item>
        <text:list-item>
          <text:p text:style-name="P42">5/29/2020:</text:p>
          <text:list>
            <text:list-item>
              <text:p text:style-name="P79">Did some work on loop that adds disable-able objects to dictionaries for processing</text:p>
            </text:list-item>
            <text:list-item>
              <text:p text:style-name="P79">Realized that Unit Group maintenance is not counted</text:p>
            </text:list-item>
          </text:list>
        </text:list-item>
        <text:list-item>
          <text:p text:style-name="P43">6/1/2020:</text:p>
          <text:list>
            <text:list-item>
              <text:p text:style-name="P80">Fixed some bugs, including fixing Unit Groups such that they now become active after they are completed with training.</text:p>
            </text:list-item>
          </text:list>
        </text:list-item>
        <text:list-item>
          <text:p text:style-name="P44">6/5/2020:</text:p>
          <text:list>
            <text:list-item>
              <text:p text:style-name="P81">Did a little bit more work on disabling algorithm. <text:span text:style-name="T155">It now successfully adds projects and armies to the disable-able BinDescTree, which is automatically sorted due to how it works as a data structure. All I need to do now is to disable the projects one by one.</text:span></text:p>
            </text:list-item>
            <text:list-item>
              <text:p text:style-name="P83">Created a new data structure in Util.py, BinDescTree. Pretty much combines a Binary Tree with a Dictionary: every node not only has a numerical value, but a “descriptor”, which is kind of like a key.</text:p>
            </text:list-item>
            <text:list-item>
              <text:p text:style-name="P82"><text:soft-page-break/>T<text:span text:style-name="T156">echnicals:</text:span></text:p>
              <text:list>
                <text:list-item>
                  <text:p text:style-name="P179"><text:span text:style-name="T106">Projects will be sorted for disabling priority first by how expensive they are, then by how little revenue they bring in. </text:span><text:span text:style-name="T107">This is demonstrated by the equation </text:span><text:span text:style-name="T148">projectWeight = (cost - (cost/avgRevenuePercentage))</text:span></text:p>
                </text:list-item>
                <text:list-item>
                  <text:p text:style-name="P198"><text:span text:style-name="T80">Unit Groups will be sorted for disabling priority first by how small they are, and then by how expensive they are in that resource. <text:s/></text:span><text:span text:style-name="T107">This is demonstrated by the equation </text:span><text:span text:style-name="T148">unitGroupWeight = (size – (resourceCost/size))</text:span></text:p>
                </text:list-item>
              </text:list>
            </text:list-item>
          </text:list>
        </text:list-item>
        <text:list-item>
          <text:p text:style-name="P45">6/6/2020:</text:p>
          <text:list>
            <text:list-item>
              <text:p text:style-name="P84">Finally finished the resource deficit consequences functions (outside of monetary loans)!</text:p>
            </text:list-item>
            <text:list-item>
              <text:p text:style-name="P85">Fixed Nation.trainForce() so that it doesn’t exclusively create unitGroups.</text:p>
            </text:list-item>
            <text:list-item>
              <text:p text:style-name="P86">Need to make sure players can’t cheese re-enabling projects. Basically, once a project is re-enabled, it must wait a turn before it can start applying its effects.</text:p>
            </text:list-item>
            <text:list-item>
              <text:p text:style-name="P86">Need to make sure that modifiers are lost if a project is disabled.</text:p>
            </text:list-item>
            <text:list-item>
              <text:p text:style-name="P87">Need to increase maintenance with unit size!</text:p>
            </text:list-item>
            <text:list-item>
              <text:p text:style-name="P46"><text:span text:style-name="T1">Need to be able to split off undersupplied units from a larger unitGroup. </text:span><text:span text:style-name="T15">Also, think about splitting off ships based on health.</text:span></text:p>
            </text:list-item>
          </text:list>
        </text:list-item>
        <text:list-item>
          <text:p text:style-name="P47">6/17/2020:</text:p>
          <text:list>
            <text:list-item>
              <text:p text:style-name="P88">This time, I have a good reason for my break: I was programming a battle program for the “Conquest and Imperialism II (1444)” server!</text:p>
            </text:list-item>
            <text:list-item>
              <text:p text:style-name="P89">Made a new kind of process for GameObjects called Countdowns: instead of “processName:completionMonth/completionYear” it looks like “countdownName:x Turns” where ‘x’ is an integer number.</text:p>
            </text:list-item>
            <text:list-item>
              <text:p text:style-name="P90">It seems I’m smarter and more prepared than I thought: I have the capacity to expand Nation.disableObject() such that I can subtract project effects. <text:span text:style-name="T157">Need to actually do that, though</text:span></text:p>
            </text:list-item>
          </text:list>
        </text:list-item>
        <text:list-item>
          <text:p text:style-name="P48">6/21/2020:</text:p>
          <text:list>
            <text:list-item>
              <text:p text:style-name="P91">Got back to work after a short bug fix on the battle program</text:p>
            </text:list-item>
            <text:list-item>
              <text:p text:style-name="P91">Finished Territory.retrieveEffects(), need to test with territories that have projects.</text:p>
            </text:list-item>
          </text:list>
        </text:list-item>
        <text:list-item>
          <text:p text:style-name="P49">6/23/2020:</text:p>
          <text:list>
            <text:list-item>
              <text:p text:style-name="P92">Fixed some minor bugs with Territory.retrieveEffects() and Nation.applyEffects(), tested Nation.annexTerritory() with territory that has project, works just fine.</text:p>
            </text:list-item>
          </text:list>
        </text:list-item>
        <text:list-item>
          <text:p text:style-name="P50">6/24/2020:</text:p>
          <text:list>
            <text:list-item>
              <text:p text:style-name="P93">Finished theoretical code for disabling individual units within an army, need to test, probably with a brute-forced blueprint. </text:p>
            </text:list-item>
            <text:list-item>
              <text:p text:style-name="P94"><text:soft-page-break/>Units now scale maintenance costs with size. Accordingly, I changed unit costs to reflect costs <text:span text:style-name="T158">for each 1 atomic part of a unit</text:span>.</text:p>
            </text:list-item>
            <text:list-item>
              <text:p text:style-name="P199"><text:span text:style-name="T108">N</text:span><text:span text:style-name="T80">eed to do effect removing for projects, etc.</text:span></text:p>
            </text:list-item>
          </text:list>
        </text:list-item>
        <text:list-item>
          <text:p text:style-name="P51">6/25/2020:</text:p>
          <text:list>
            <text:list-item>
              <text:p text:style-name="P95">Successfully tested unit disabling! Also made some revamps to GetNewForceNum, namely accessing it through the function GetNewForceName that automatically returns a Unit Group name instead of just the number.</text:p>
            </text:list-item>
            <text:list-item>
              <text:p text:style-name="P96">May want to revamp scaling maintenance with unit sizes, <text:span text:style-name="T159">as well as combining getNewForceName and getNewForceNum</text:span></text:p>
            </text:list-item>
          </text:list>
        </text:list-item>
        <text:list-item>
          <text:p text:style-name="P52">6/26/2020:</text:p>
          <text:list>
            <text:list-item>
              <text:p text:style-name="P97">Removing effects works! <text:s/><text:span text:style-name="T160">Implemented this from both projects and territories. </text:span></text:p>
            </text:list-item>
            <text:list-item>
              <text:p text:style-name="P180"><text:span text:style-name="T109">Started defining Loans and the different subclasses (so far, </text:span><text:span text:style-name="T110">indefinite</text:span><text:span text:style-name="T109"> and timed)</text:span></text:p>
            </text:list-item>
            <text:list-item>
              <text:p text:style-name="P98">Made it so ceding territories removes disabled object names from the national list, and annexing territories adds their disabled objects to that same national list. </text:p>
            </text:list-item>
            <text:list-item>
              <text:p text:style-name="P98"><text:span text:style-name="T161">C</text:span>hanged “Territory.readyForNewProcess() to Territory.isActive()” for clarity and used it to make sure disabled project effects are not added to the Territory.retrieveEffects() return.</text:p>
            </text:list-item>
            <text:list-item>
              <text:p text:style-name="P99">May want to make it so that objects check for any processes at all in onNewTurn or onNewYear.</text:p>
            </text:list-item>
          </text:list>
        </text:list-item>
        <text:list-item>
          <text:p text:style-name="P53">6/27/2020:</text:p>
          <text:list>
            <text:list-item>
              <text:p text:style-name="P181"><text:span text:style-name="T110">Started on the real work for loans. Nations now pay off loans over time automatically for the minimum annual payment required, or adds strikes to each loan if it cant. I also made </text:span><text:span text:style-name="T111">an empty Nation.forclosures() method for deleting projects.</text:span></text:p>
            </text:list-item>
          </text:list>
        </text:list-item>
        <text:list-item>
          <text:p text:style-name="P54">6/30/2020:</text:p>
          <text:list>
            <text:list-item>
              <text:p text:style-name="P100">Have been doing very minor work with loans, I need to actually define what foreclosure is and what happens during it.</text:p>
            </text:list-item>
          </text:list>
        </text:list-item>
        <text:list-item>
          <text:p text:style-name="P182"><text:span text:style-name="T125">7/</text:span><text:span text:style-name="T126">2</text:span><text:span text:style-name="T125">/2020:</text:span></text:p>
          <text:list>
            <text:list-item>
              <text:p text:style-name="P183"><text:span text:style-name="T112">Made foreclosures result in temporary unrest modifiers </text:span><text:span text:style-name="T113">and the removal of foreclosed object effects</text:span></text:p>
            </text:list-item>
            <text:list-item>
              <text:p text:style-name="P101">Made loans automatically repayed or foreclosed based on the strikes and standing of the loan</text:p>
            </text:list-item>
            <text:list-item>
              <text:p text:style-name="P102">Need to do national credit and loan defaulting</text:p>
            </text:list-item>
          </text:list>
        </text:list-item>
        <text:list-item>
          <text:p text:style-name="P55">7/3/2020:</text:p>
          <text:list>
            <text:list-item>
              <text:p text:style-name="P103">Fixed a lot of bugs with loans.</text:p>
            </text:list-item>
          </text:list>
        </text:list-item>
        <text:list-item>
          <text:p text:style-name="P56"><text:soft-page-break/>7/4/2020:</text:p>
          <text:list>
            <text:list-item>
              <text:p text:style-name="P104">Made interest equation! <text:span text:style-name="T162">Nations can now calculate their interest rate with Loan.calculateInterest().</text:span></text:p>
              <text:list>
                <text:list-item>
                  <text:p text:style-name="P135">interest(x) = (0.000003 * (credit^2)) - (0.0012 * credit) + 0.01</text:p>
                </text:list-item>
                <text:list-item>
                  <text:p text:style-name="P135">interest(-100) = 0.25, interest(0) = 0.10, interest(100) = 0.01</text:p>
                </text:list-item>
              </text:list>
            </text:list-item>
          </text:list>
        </text:list-item>
        <text:list-item>
          <text:p text:style-name="P57">7/9/2020:</text:p>
          <text:list>
            <text:list-item>
              <text:p text:style-name="P105">Loans now can default if there is nothing to foreclose for them!</text:p>
            </text:list-item>
            <text:list-item>
              <text:p text:style-name="P106">Loans now increase and decrease the national credit score whenever they’re paid out.</text:p>
            </text:list-item>
            <text:list-item>
              <text:p text:style-name="P105">Added a function to get a nation’s revenue at the present date to calculate the rough size of the economy.</text:p>
            </text:list-item>
          </text:list>
        </text:list-item>
        <text:list-item>
          <text:p text:style-name="P58">7/14/2020:</text:p>
          <text:list>
            <text:list-item>
              <text:p text:style-name="P107">Finished making moving statuses <text:span text:style-name="T163">as well as allowing unitGroups to move. Just need to take into account the kinds of territories they can move into.</text:span></text:p>
            </text:list-item>
          </text:list>
        </text:list-item>
        <text:list-item>
          <text:p text:style-name="P59">7/17/2020:</text:p>
          <text:list>
            <text:list-item>
              <text:p text:style-name="P108">Started work on sea provinces and fleets.</text:p>
            </text:list-item>
          </text:list>
        </text:list-item>
        <text:list-item>
          <text:p text:style-name="P60">7/18/2020:</text:p>
          <text:list>
            <text:list-item>
              <text:p text:style-name="P109">Started work on constructing fleets. Renamed “SubFleet” class to “Ship” so I can easily use the Nation.trainForce() function.</text:p>
            </text:list-item>
            <text:list-item>
              <text:p text:style-name="P109">Need to be able to build ships in coastal Land provinces.</text:p>
            </text:list-item>
          </text:list>
        </text:list-item>
        <text:list-item>
          <text:p text:style-name="P61">7/19/2020:</text:p>
          <text:list>
            <text:list-item>
              <text:p text:style-name="P110">Building fleets is completed!</text:p>
            </text:list-item>
            <text:list-item>
              <text:p text:style-name="P110">Fixed some bugs with unit building, specifically making bureaucratic usage lessen when training is done.</text:p>
            </text:list-item>
          </text:list>
        </text:list-item>
        <text:list-item>
          <text:p text:style-name="P62">7/20/2020:</text:p>
          <text:list>
            <text:list-item>
              <text:p text:style-name="P111">Made a new test map from scratch using MS Paint and a new function that translates pixels into coordinates. <text:span text:style-name="T164">Will be able to use it to test fleets and the like.</text:span></text:p>
            </text:list-item>
          </text:list>
        </text:list-item>
        <text:list-item>
          <text:p text:style-name="P63">7/21/2020:</text:p>
          <text:list>
            <text:list-item>
              <text:p text:style-name="P112">Finished Fleet.embark() and Fleet.transportCapacity()!</text:p>
            </text:list-item>
            <text:list-item>
              <text:p text:style-name="P113">Added “Weight” to units in Game Dictionary. Basically, each unit takes up the space of its size times its weight. 100 Cannons with a weight of 10 take up the same space as 1000 Infantry with a weight of 1.</text:p>
            </text:list-item>
          </text:list>
        </text:list-item>
        <text:list-item>
          <text:p text:style-name="P64">7/23/2020:</text:p>
          <text:list>
            <text:list-item>
              <text:p text:style-name="P114"><text:soft-page-break/>Finished Fleet.disembark()! Tested both embarking and disembarking as well!</text:p>
            </text:list-item>
            <text:list-item>
              <text:p text:style-name="P115">Changed Fleet.onNewYear() to include embarked unit group onNewYear()s!</text:p>
            </text:list-item>
          </text:list>
        </text:list-item>
        <text:list-item>
          <text:p text:style-name="P65">7/24/2020:</text:p>
          <text:list>
            <text:list-item>
              <text:p text:style-name="P116">Made “RelationalMatrix” and “RelationSet” objects to hold diplomatic relations between nations.</text:p>
            </text:list-item>
          </text:list>
        </text:list-item>
        <text:list-item>
          <text:p text:style-name="P66">7/25-26/2020:</text:p>
          <text:list>
            <text:list-item>
              <text:p text:style-name="P117">Created Expedition UnitGroup, UnitList Unit subclass, and Specialist and Colonist Units.</text:p>
            </text:list-item>
            <text:list-item>
              <text:p text:style-name="P117">Can recruit colonists from a territory now. </text:p>
            </text:list-item>
            <text:list-item>
              <text:p text:style-name="P118">Unrest affects the recruitable population of a territory.</text:p>
            </text:list-item>
          </text:list>
        </text:list-item>
        <text:list-item>
          <text:p text:style-name="P67">7/28/2020:</text:p>
          <text:list>
            <text:list-item>
              <text:p text:style-name="P119">Can now colonize provinces! Expeditions can move between provinces and settle on uncolonized land.</text:p>
            </text:list-item>
          </text:list>
        </text:list-item>
        <text:list-item>
          <text:p text:style-name="P68">7/29/2020:</text:p>
          <text:list>
            <text:list-item>
              <text:p text:style-name="P120">Made it so some more modifiers are counted in for nations and territories and their constituent objects.</text:p>
            </text:list-item>
          </text:list>
        </text:list-item>
        <text:list-item>
          <text:p text:style-name="P69">7/31/2020:</text:p>
          <text:list>
            <text:list-item>
              <text:p text:style-name="P121">Added “HabitableTerritory” and “ColonialTerritory” classes in order to use an object-oriented approach to differentiate between uninhabited, non-colonial inhabited, and colonial provinces. <text:span text:style-name="T165">Colonial Territories now actually cost money based on the population rather than getting taxes.</text:span></text:p>
            </text:list-item>
          </text:list>
        </text:list-item>
        <text:list-item>
          <text:p text:style-name="P69">8/1/2020:</text:p>
          <text:list>
            <text:list-item>
              <text:p text:style-name="P122">Fleshed out “HabitableTerritory” and moved all demographic functionality from Territory.</text:p>
            </text:list-item>
          </text:list>
        </text:list-item>
        <text:list-item>
          <text:p text:style-name="P70">8/3/2020:</text:p>
          <text:list>
            <text:list-item>
              <text:p text:style-name="P123">Made Army and Fleet cost modifiers count</text:p>
            </text:list-item>
            <text:list-item>
              <text:p text:style-name="P123">Defined test colonial buildings for colonial progress testing</text:p>
            </text:list-item>
          </text:list>
        </text:list-item>
        <text:list-item>
          <text:p text:style-name="P71">8/5/2020:</text:p>
          <text:list>
            <text:list-item>
              <text:p text:style-name="P124">Made the rudimentary Colonial Buildings and Colonial Progress system! I don’t expect much has to be done more on the former front, considering the building effects system that already exists.</text:p>
            </text:list-item>
          </text:list>
        </text:list-item>
        <text:list-item>
          <text:p text:style-name="P72">8/9/2020:</text:p>
          <text:list>
            <text:list-item>
              <text:p text:style-name="P125">Started work on trade and diplomacy! Made diplomaticRelations for saveGames, mailbox for Nations, and a very basic trading procedure. Need to test it!</text:p>
            </text:list-item>
          </text:list>
        </text:list-item>
        <text:list-item>
          <text:p text:style-name="P73"><text:soft-page-break/>8/10/2020:</text:p>
          <text:list>
            <text:list-item>
              <text:p text:style-name="P126">Finished the trading system, including trading diplomatic relations!</text:p>
            </text:list-item>
          </text:list>
        </text:list-item>
        <text:list-item>
          <text:p text:style-name="P73">8/11/2020:</text:p>
          <text:list>
            <text:list-item>
              <text:p text:style-name="P126">Started organizing the code into packages, learning how python packages work.</text:p>
            </text:list-item>
          </text:list>
        </text:list-item>
        <text:list-item>
          <text:p text:style-name="P73">8/12/2020:</text:p>
          <text:list>
            <text:list-item>
              <text:p text:style-name="P126">Finished organizing the code so far into a package!</text:p>
            </text:list-item>
          </text:list>
        </text:list-item>
        <text:list-item>
          <text:p text:style-name="P74">8/21/2020:</text:p>
          <text:list>
            <text:list-item>
              <text:p text:style-name="P127">Over the past 9 days, I’ve made NationController (a file that defines lots of functions for the bot to interact with the game code) and have made maps that are colored by nation and labeled by territory name.</text:p>
            </text:list-item>
          </text:list>
        </text:list-item>
        <text:list-item>
          <text:p text:style-name="P75">8/30/2020:</text:p>
          <text:list>
            <text:list-item>
              <text:p text:style-name="P128">Over the past 9 days, I made the actual bot work in some limited capacity, including error handling and logs, savegame and player caches and some embeds.</text:p>
            </text:list-item>
          </text:list>
        </text:list-item>
        <text:list-item>
          <text:p text:style-name="P76">9/4/2020:</text:p>
          <text:list>
            <text:list-item>
              <text:p text:style-name="P129">The bot now can visualize national info, armies, and go back to a previous menu!</text:p>
            </text:list-item>
          </text:list>
        </text:list-item>
        <text:list-item>
          <text:p text:style-name="P76">9/6/2020:</text:p>
          <text:list>
            <text:list-item>
              <text:p text:style-name="P130">Did a LOT of error wrangling and code restructuring, <text:span text:style-name="T166">particularly with making NationController.nationalInfo return a dict of objects. This is because if I try to saveObject the return output then it turns all listed objects in the nation objects into dicts as well.</text:span></text:p>
            </text:list-item>
            <text:list-item>
              <text:p text:style-name="P130">Made the bot display individual armies!</text:p>
            </text:list-item>
          </text:list>
        </text:list-item>
        <text:list-item>
          <text:p text:style-name="P77">9/7/2020:</text:p>
          <text:list>
            <text:list-item>
              <text:p text:style-name="P131">Made the bot show a list of territories in the nation, as well as an army’s info<text:span text:style-name="T167">rmation</text:span>.</text:p>
            </text:list-item>
            <text:list-item>
              <text:p text:style-name="P132">Fixed an error where exceptions were improperly handled when printing player stacks to a file, since embeds couldn’t be JSON serialized. I made it so that embeds in lists of pages were not included in a printed stack, but that instead stacks only held the commands that were used with them.</text:p>
            </text:list-item>
          </text:list>
        </text:list-item>
        <text:list-item>
          <text:p text:style-name="P78">1/3/2020:</text:p>
          <text:list>
            <text:list-item>
              <text:p text:style-name="P133">Returned to development after a few months of school!</text:p>
            </text:list-item>
            <text:list-item>
              <text:p text:style-name="P134">The entire project has now been uploaded to, and is continually updated on, github.</text:p>
            </text:list-item>
            <text:list-item>
              <text:p text:style-name="P133">The bot can now display all buildable projects, all projects in a territory, and all information for one project in one territory.</text:p>
            </text:list-item>
            <text:list-item>
              <text:p text:style-name="P133">The bot can now display national and territorial demographic makeups, as well as all information for a specific local demographic.</text:p>
            </text:list-item>
            <text:list-item>
              <text:p text:style-name="P133"><text:soft-page-break/>Display is almost done! Just need to make maps actually readable without any province name overlaps.</text:p>
            </text:list-item>
          </text:list>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2-05T14:51:45.640000000</meta:creation-date>
    <meta:generator>LibreOffice/6.4.4.2$Windows_X86_64 LibreOffice_project/3d775be2011f3886db32dfd395a6a6d1ca2630ff</meta:generator>
    <dc:date>2021-01-03T14:52:40.004000000</dc:date>
    <meta:editing-duration>P2DT7H36M19S</meta:editing-duration>
    <meta:editing-cycles>238</meta:editing-cycles>
    <meta:document-statistic meta:table-count="0" meta:image-count="0" meta:object-count="0" meta:page-count="17" meta:paragraph-count="234" meta:word-count="4986" meta:character-count="30702" meta:non-whitespace-character-count="26166"/>
  </office:meta>
</office:document-meta>
</file>